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dddddd" draw:textarea-vertical-align="middle" loext:decorative="false"/>
    </style:style>
    <style:style style:name="gr2" style:family="graphic" style:parent-style-name="standard">
      <style:graphic-properties svg:stroke-color="#ffffff" draw:fill="solid" draw:fill-color="#eeeeee" draw:textarea-vertical-align="middle" loext:decorative="false"/>
    </style:style>
    <style:style style:name="gr3" style:family="graphic" style:parent-style-name="standard">
      <style:graphic-properties svg:stroke-color="#ffffff" draw:fill="solid" draw:fill-color="#dddddd" draw:textarea-vertical-align="middle" loext:decorative="false"/>
      <style:paragraph-properties style:writing-mode="lr-tb"/>
    </style:style>
    <style:style style:name="gr4" style:family="graphic" style:parent-style-name="standard">
      <style:graphic-properties svg:stroke-color="#ffffff" draw:fill="solid" draw:fill-color="#eeeeee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ffffff" draw:fill="solid" draw:fill-color="#dddddd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.5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75cm" fo:min-width="1.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vertical-align="middle" loext:decorative="false"/>
      <style:paragraph-properties style:writing-mode="lr-tb"/>
    </style:style>
    <style:style style:name="gr9" style:family="graphic" style:parent-style-name="standard">
      <style:graphic-properties draw:textarea-vertical-align="middle" loext:decorative="false"/>
    </style:style>
    <style:style style:name="gr1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25cm" fo:min-width="1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25cm" fo:min-width="2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25cm" fo:min-width="2.5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2.25cm" fo:min-width="1.5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1.75cm" fo:min-width="1.5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25cm" fo:min-width="2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svg:stroke-opacity="50%" draw:fill="solid" draw:fill-color="#000000" draw:opacity="50%" draw:textarea-vertical-align="middle" loext:decorative="false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1.75cm" fo:min-width="1.5cm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draw:stroke-dash="Double_20_Dash_20__28_Rounded_29_" svg:stroke-opacity="25%" svg:stroke-linecap="round" draw:fill="none" loext:fill-use-slide-background="false" draw:textarea-horizontal-align="justify" draw:textarea-vertical-align="middle" draw:auto-grow-height="false" fo:min-height="1.75cm" fo:min-width="1.5cm" loext:decorative="false"/>
    </style:style>
    <style:style style:name="gr19" style:family="graphic" style:parent-style-name="standard">
      <style:graphic-properties draw:stroke="solid" draw:stroke-dash="Double_20_Dash_20__28_Rounded_29_" svg:stroke-opacity="25%" svg:stroke-linecap="round" draw:fill="none" loext:fill-use-slide-background="false" draw:textarea-vertical-align="middle" loext:decorative="false"/>
    </style:style>
    <style:style style:name="gr20" style:family="graphic" style:parent-style-name="standard">
      <style:graphic-properties draw:stroke="solid" draw:stroke-dash="Double_20_Dash_20__28_Rounded_29_" svg:stroke-opacity="25%" svg:stroke-linecap="round" draw:fill="none" draw:fill-color="#ffffff" loext:fill-use-slide-background="false" draw:textarea-vertical-align="middle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1.75cm" fo:min-width="1.5cm" loext:decorative="false"/>
    </style:style>
    <style:style style:name="gr22" style:family="graphic" style:parent-style-name="standard">
      <style:graphic-properties draw:stroke="solid" draw:stroke-dash="Dot_20__28_Rounded_29_" svg:stroke-opacity="25%" svg:stroke-linecap="round" draw:fill="none" loext:fill-use-slide-background="false" draw:textarea-horizontal-align="justify" draw:textarea-vertical-align="middle" draw:auto-grow-height="false" fo:min-height="1.75cm" fo:min-width="1.5cm" loext:decorative="false"/>
    </style:style>
    <style:style style:name="gr23" style:family="graphic" style:parent-style-name="standard">
      <style:graphic-properties draw:stroke="solid" draw:stroke-dash="Dot_20__28_Rounded_29_" svg:stroke-opacity="25%" svg:stroke-linecap="round" draw:fill="none" loext:fill-use-slide-background="false" draw:textarea-vertical-align="middle" loext:decorative="false"/>
    </style:style>
    <style:style style:name="gr24" style:family="graphic" style:parent-style-name="standard">
      <style:graphic-properties draw:stroke="solid" draw:stroke-dash="Dot_20__28_Rounded_29_" svg:stroke-opacity="25%" svg:stroke-linecap="round" draw:fill="none" draw:fill-color="#ffffff" loext:fill-use-slide-background="false" draw:textarea-vertical-align="middle" loext:decorative="false"/>
    </style:style>
    <style:style style:name="gr25" style:family="graphic" style:parent-style-name="standard">
      <style:graphic-properties draw:textarea-horizontal-align="justify" draw:textarea-vertical-align="middle" draw:auto-grow-height="false" fo:min-height="1.084cm" fo:min-width="0.833cm" loext:decorative="false"/>
    </style:style>
    <style:style style:name="gr26" style:family="graphic" style:parent-style-name="standard">
      <style:graphic-properties draw:textarea-horizontal-align="justify" draw:textarea-vertical-align="middle" draw:auto-grow-height="false" fo:min-height="1.084cm" fo:min-width="0.834cm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1.083cm" fo:min-width="0.833cm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1.083cm" fo:min-width="0.834cm" loext:decorative="false"/>
    </style:style>
    <style:style style:name="gr29" style:family="graphic" style:parent-style-name="objectwithoutfill">
      <style:graphic-properties draw:stroke="solid" draw:stroke-dash="Dot_20__28_Rounded_29_" draw:marker-end="Linienspitzen_20_1" draw:marker-end-width="0.3cm" svg:stroke-opacity="25%" svg:stroke-linecap="round" draw:fill="none" draw:textarea-vertical-align="middle" loext:decorative="false"/>
    </style:style>
    <style:style style:name="gr30" style:family="graphic" style:parent-style-name="objectwithoutfill">
      <style:graphic-properties draw:stroke="solid" draw:stroke-dash="Dot_20__28_Rounded_29_" draw:marker-end="Linienspitzen_20_3" draw:marker-end-width="0.3cm" svg:stroke-opacity="25%" svg:stroke-linecap="round" draw:fill="none" draw:textarea-vertical-align="middle" loext:decorative="false"/>
    </style:style>
    <style:style style:name="gr31" style:family="graphic" style:parent-style-name="objectwithoutfill">
      <style:graphic-properties draw:stroke="solid" draw:stroke-dash="Dot_20__28_Rounded_29_" draw:marker-end="Linienspitzen_20_4" draw:marker-end-width="0.3cm" svg:stroke-opacity="25%" svg:stroke-linecap="round" draw:fill="none" draw:textarea-vertical-align="middle" loext:decorative="false"/>
    </style:style>
    <style:style style:name="gr32" style:family="graphic" style:parent-style-name="objectwithoutfill">
      <style:graphic-properties draw:stroke="solid" draw:stroke-dash="Dot_20__28_Rounded_29_" draw:marker-end="Linienspitzen_20_5" draw:marker-end-width="0.3cm" svg:stroke-opacity="25%" svg:stroke-linecap="round" draw:fill="none" draw:textarea-vertical-align="middle" loext:decorative="false"/>
    </style:style>
    <style:style style:name="gr33" style:family="graphic" style:parent-style-name="objectwithoutfill">
      <style:graphic-properties draw:stroke="solid" draw:stroke-dash="Dot_20__28_Rounded_29_" draw:marker-end="Linienspitzen_20_6" draw:marker-end-width="0.3cm" svg:stroke-opacity="25%" svg:stroke-linecap="round" draw:fill="none" draw:textarea-vertical-align="middle" loext:decorative="false"/>
    </style:style>
    <style:style style:name="gr34" style:family="graphic" style:parent-style-name="standard">
      <style:graphic-properties draw:textarea-horizontal-align="justify" draw:textarea-vertical-align="middle" draw:auto-grow-height="false" fo:min-height="0.25cm" fo:min-width="1.5cm" loext:decorative="false"/>
    </style:style>
    <style:style style:name="P1" style:family="paragraph">
      <loext:graphic-properties draw:fill="solid" draw:fill-color="#dddddd"/>
      <style:paragraph-properties fo:text-align="center"/>
      <style:text-properties fo:font-size="5pt"/>
    </style:style>
    <style:style style:name="P2" style:family="paragraph">
      <loext:graphic-properties draw:fill="solid" draw:fill-color="#eeeeee"/>
      <style:paragraph-properties fo:text-align="center"/>
      <style:text-properties fo:font-size="6pt" fo:font-weight="bold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  <style:text-properties fo:font-size="5pt" fo:font-weight="bold" style:font-size-asian="5pt" style:font-size-complex="5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5pt"/>
    </style:style>
    <style:style style:name="P8" style:family="paragraph">
      <loext:graphic-properties draw:fill="solid" draw:fill-color="#dddddd"/>
      <style:paragraph-properties fo:text-align="center" style:writing-mode="lr-tb"/>
      <style:text-properties fo:font-size="5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  <style:text-properties fo:font-size="9pt" style:font-size-asian="6pt" style:font-size-complex="6pt"/>
    </style:style>
    <style:style style:name="P11" style:family="paragraph">
      <style:paragraph-properties fo:text-align="center" style:writing-mode="lr-tb"/>
      <style:text-properties fo:font-size="9pt" style:font-size-asian="6pt" style:font-size-complex="6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9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4" style:family="paragraph">
      <style:paragraph-properties fo:text-align="center"/>
      <style:text-properties fo:font-size="5pt" style:font-size-asian="5pt" style:font-size-complex="5pt"/>
    </style:style>
    <style:style style:name="P15" style:family="paragraph">
      <loext:graphic-properties draw:fill="none"/>
      <style:paragraph-properties fo:text-align="center" style:writing-mode="lr-tb"/>
      <style:text-properties fo:font-size="5pt" style:font-size-asian="5pt" style:font-size-complex="5pt"/>
    </style:style>
    <style:style style:name="P16" style:family="paragraph">
      <loext:graphic-properties draw:fill="none"/>
      <style:paragraph-properties fo:text-align="center" style:writing-mode="lr-tb"/>
      <style:text-properties fo:font-size="5pt"/>
    </style:style>
    <style:style style:name="P17" style:family="paragraph">
      <style:paragraph-properties fo:text-align="center"/>
      <style:text-properties fo:font-size="5pt" fo:font-weight="bold" style:font-weight-asian="bold" style:font-weight-complex="bold"/>
    </style:style>
    <style:style style:name="P18" style:family="paragraph">
      <loext:graphic-properties draw:fill="none"/>
      <style:paragraph-properties fo:text-align="center" style:writing-mode="lr-tb"/>
      <style:text-properties fo:font-size="5pt" fo:font-weight="bold" style:font-weight-asian="bold" style:font-weight-complex="bold"/>
    </style:style>
    <style:style style:name="P19" style:family="paragraph">
      <style:paragraph-properties fo:text-align="center"/>
      <style:text-properties fo:font-size="5pt" fo:font-weight="bold" style:font-size-asian="5pt" style:font-weight-asian="bold" style:font-size-complex="5pt" style:font-weight-complex="bold"/>
    </style:style>
    <style:style style:name="P20" style:family="paragraph">
      <loext:graphic-properties draw:fill="none"/>
      <style:paragraph-properties fo:text-align="center" style:writing-mode="lr-tb"/>
      <style:text-properties fo:font-size="5pt" fo:font-weight="bold" style:font-size-asian="5pt" style:font-weight-asian="bold" style:font-size-complex="5pt" style:font-weight-complex="bold"/>
    </style:style>
    <style:style style:name="P21" style:family="paragraph">
      <style:paragraph-properties fo:text-align="center"/>
      <style:text-properties fo:font-size="7pt"/>
    </style:style>
    <style:style style:name="P22" style:family="paragraph">
      <loext:graphic-properties draw:fill="solid" draw:fill-color="#dddddd"/>
      <style:paragraph-properties fo:text-align="center" style:writing-mode="lr-tb"/>
      <style:text-properties fo:font-size="7pt"/>
    </style:style>
    <style:style style:name="P23" style:family="paragraph">
      <style:paragraph-properties fo:text-align="center"/>
      <style:text-properties fo:font-size="9pt"/>
    </style:style>
    <style:style style:name="P24" style:family="paragraph">
      <loext:graphic-properties draw:fill="solid" draw:fill-color="#dddddd"/>
      <style:paragraph-properties fo:text-align="center" style:writing-mode="lr-tb"/>
      <style:text-properties fo:font-size="9pt"/>
    </style:style>
    <style:style style:name="P25" style:family="paragraph">
      <loext:graphic-properties draw:fill="none"/>
      <style:paragraph-properties fo:text-align="center" style:writing-mode="lr-tb"/>
      <style:text-properties fo:font-size="5pt" fo:font-weight="bold" style:font-size-asian="5pt" style:font-size-complex="5pt"/>
    </style:style>
    <style:style style:name="P26" style:family="paragraph">
      <loext:graphic-properties draw:fill="solid" draw:fill-color="#000000" draw:opacity="50%"/>
      <style:paragraph-properties fo:text-align="center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6pt" style:font-size-complex="6pt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fo:font-size="5pt" fo:font-weight="bold" style:font-weight-asian="bold" style:font-weight-complex="bold"/>
    </style:style>
    <style:style style:name="T6" style:family="text">
      <style:text-properties fo:font-size="5pt" fo:font-weight="bold" style:font-size-asian="5pt" style:font-weight-asian="bold" style:font-size-complex="5pt" style:font-weight-complex="bold"/>
    </style:style>
    <style:style style:name="T7" style:family="text">
      <style:text-properties fo:font-size="7pt"/>
    </style:style>
    <style:style style:name="T8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0.499cm" svg:height="1.499cm" svg:x="8.25cm" svg:y="7.25cm" svg:viewBox="0 0 500 1500" draw:points="0,500 0,1500 500,1000 500,0">
          <text:p/>
        </draw:polygon>
        <draw:polygon draw:style-name="gr1" draw:text-style-name="P1" draw:layer="layout" svg:width="0.499cm" svg:height="1.499cm" svg:x="8.75cm" svg:y="6.75cm" svg:viewBox="0 0 500 1500" draw:points="0,500 0,1500 500,1000 500,0">
          <text:p/>
        </draw:polygon>
        <draw:polygon draw:style-name="gr1" draw:text-style-name="P1" draw:layer="layout" svg:width="0.499cm" svg:height="1.499cm" svg:x="9.25cm" svg:y="6.25cm" svg:viewBox="0 0 500 1500" draw:points="0,500 0,1500 500,1000 500,0">
          <text:p/>
        </draw:polygon>
        <draw:polygon draw:style-name="gr2" draw:text-style-name="P2" draw:layer="layout" svg:width="1.499cm" svg:height="2.499cm" svg:x="8.25cm" svg:y="7.25cm" svg:viewBox="0 0 1500 2500" draw:points="0,2500 0,1500 1500,0 1500,1000">
          <text:p/>
        </draw:polygon>
        <draw:polygon draw:style-name="gr3" draw:text-style-name="P1" draw:layer="layout" svg:width="1.499cm" svg:height="0.499cm" svg:x="1.25cm" svg:y="1.25cm" svg:viewBox="0 0 1500 500" draw:points="0,500 1000,500 1500,0 500,0">
          <text:p text:style-name="P3"><text:span text:style-name="T1">Aw3.1.1</text:span></text:p>
        </draw:polygon>
        <draw:polygon draw:style-name="gr3" draw:text-style-name="P1" draw:layer="layout" svg:width="1.499cm" svg:height="0.499cm" svg:x="1.75cm" svg:y="0.75cm" svg:viewBox="0 0 1500 500" draw:points="0,500 1000,500 1500,0 500,0">
          <text:p text:style-name="P3"><text:span text:style-name="T1">Aw3.1.2</text:span></text:p>
        </draw:polygon>
        <draw:polygon draw:style-name="gr3" draw:text-style-name="P1" draw:layer="layout" svg:width="1.499cm" svg:height="0.499cm" svg:x="2.25cm" svg:y="0.25cm" svg:viewBox="0 0 1500 500" draw:points="0,500 1000,500 1500,0 500,0">
          <text:p text:style-name="P3"><text:span text:style-name="T1">Aw3.1.3</text:span></text:p>
        </draw:polygon>
        <draw:polygon draw:style-name="gr2" draw:text-style-name="P4" draw:layer="layout" svg:width="2.499cm" svg:height="1.499cm" svg:x="0.25cm" svg:y="0.25cm" svg:viewBox="0 0 2500 1500" draw:points="0,1500 1000,1500 2500,0 1500,0">
          <text:p/>
        </draw:polygon>
        <draw:custom-shape draw:style-name="gr4" draw:text-style-name="P6" draw:layer="layout" svg:width="6cm" svg:height="1cm" draw:transform="rotate (1.5707963267949) translate (0.25cm 7.75cm)">
          <text:p text:style-name="P5"><text:span text:style-name="T2">Dimension 2 / Ebene 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cm" draw:transform="rotate (1.5707963267949) translate (1.25cm 7.75cm)">
          <text:p text:style-name="P7"><text:span text:style-name="T1">Attributwert 2.1.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cm" draw:transform="rotate (1.5707963267949) translate (1.25cm 5.75cm)">
          <text:p text:style-name="P7"><text:span text:style-name="T1">Attributwert 2.1.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cm" draw:transform="rotate (1.5707963267949) translate (1.25cm 3.75cm)">
          <text:p text:style-name="P7"><text:span text:style-name="T1">Attributwert 2.1.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cm" svg:height="1cm" svg:x="2.25cm" svg:y="8.75cm">
          <text:p text:style-name="P5"><text:span text:style-name="T2">Dimension 1 / Ebene 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cm" svg:x="2.25cm" svg:y="7.75cm">
          <text:p text:style-name="P7"><text:span text:style-name="T1">Attributwert 1.1.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cm" svg:x="4.25cm" svg:y="7.75cm">
          <text:p text:style-name="P7"><text:span text:style-name="T1">Attributwert 1.1.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cm" svg:x="6.25cm" svg:y="7.75cm">
          <text:p text:style-name="P7"><text:span text:style-name="T1">Attributwert 1.1.3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2.25cm" svg:y="5.75cm">
          <text:p text:style-name="P3">F(1, 3, 1)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4.25cm" svg:y="5.75cm">
          <text:p text:style-name="P3">F(2, 3, 1)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6.25cm" svg:y="5.75cm">
          <text:p text:style-name="P3">F(3, 3, 1)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2.25cm" svg:y="3.75cm">
          <text:p text:style-name="P3">F(1, 2, 1)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4.25cm" svg:y="3.75cm">
          <text:p text:style-name="P3">F(2, 2, 1)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6.25cm" svg:y="3.75cm">
          <text:p text:style-name="P3">F(3, 2, 1)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cm" svg:height="2cm" svg:x="2.25cm" svg:y="1.75cm">
          <text:p text:style-name="P10"><text:span text:style-name="T3">F(1, 1, 1)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cm" svg:height="2cm" svg:x="4.25cm" svg:y="1.75cm">
          <text:p text:style-name="P12"><text:span text:style-name="T3">F(2, 1, 1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6.25cm" svg:y="1.75cm">
          <text:p text:style-name="P3">F(3, 1, 1)</text:p>
          <draw:enhanced-geometry svg:viewBox="0 0 21600 21600" draw:type="rectangle" draw:enhanced-path="M 0 0 L 21600 0 21600 21600 0 21600 0 0 Z N"/>
        </draw:custom-shape>
        <draw:polygon draw:style-name="gr8" draw:text-style-name="P7" draw:layer="layout" svg:width="2.499cm" svg:height="0.499cm" svg:x="2.25cm" svg:y="1.25cm" svg:viewBox="0 0 2500 500" draw:points="0,500 500,0 2500,0 2000,500">
          <text:p text:style-name="P3"><text:span text:style-name="T1">F(1, 1, 1)</text:span></text:p>
        </draw:polygon>
        <draw:polygon draw:style-name="gr8" draw:text-style-name="P7" draw:layer="layout" svg:width="2.499cm" svg:height="0.499cm" svg:x="4.25cm" svg:y="1.25cm" svg:viewBox="0 0 2500 500" draw:points="0,500 500,0 2500,0 2000,500">
          <text:p text:style-name="P3"><text:span text:style-name="T1">F(2, 1, 1)</text:span></text:p>
        </draw:polygon>
        <draw:polygon draw:style-name="gr8" draw:text-style-name="P7" draw:layer="layout" svg:width="2.499cm" svg:height="0.499cm" svg:x="6.25cm" svg:y="1.25cm" svg:viewBox="0 0 2500 500" draw:points="0,500 500,0 2500,0 2000,500">
          <text:p text:style-name="P3"><text:span text:style-name="T1">F(3, 1, 1)</text:span></text:p>
        </draw:polygon>
        <draw:polygon draw:style-name="gr8" draw:text-style-name="P7" draw:layer="layout" svg:width="2.499cm" svg:height="0.499cm" svg:x="2.75cm" svg:y="0.75cm" svg:viewBox="0 0 2500 500" draw:points="0,500 500,0 2500,0 2000,500">
          <text:p text:style-name="P3"><text:span text:style-name="T1">F(1, 1, 2)</text:span></text:p>
        </draw:polygon>
        <draw:polygon draw:style-name="gr8" draw:text-style-name="P7" draw:layer="layout" svg:width="2.499cm" svg:height="0.499cm" svg:x="4.75cm" svg:y="0.75cm" svg:viewBox="0 0 2500 500" draw:points="0,500 500,0 2500,0 2000,500">
          <text:p text:style-name="P3"><text:span text:style-name="T1">F(2, 1, 2)</text:span></text:p>
        </draw:polygon>
        <draw:polygon draw:style-name="gr8" draw:text-style-name="P7" draw:layer="layout" svg:width="2.499cm" svg:height="0.499cm" svg:x="6.75cm" svg:y="0.75cm" svg:viewBox="0 0 2500 500" draw:points="0,500 500,0 2500,0 2000,500">
          <text:p text:style-name="P3"><text:span text:style-name="T1">F(3, 1, 2)</text:span></text:p>
        </draw:polygon>
        <draw:polygon draw:style-name="gr8" draw:text-style-name="P7" draw:layer="layout" svg:width="2.499cm" svg:height="0.499cm" svg:x="3.25cm" svg:y="0.25cm" svg:viewBox="0 0 2500 500" draw:points="0,500 500,0 2500,0 2000,500">
          <text:p text:style-name="P3"><text:span text:style-name="T1">F(1, 1, 3)</text:span></text:p>
        </draw:polygon>
        <draw:polygon draw:style-name="gr8" draw:text-style-name="P7" draw:layer="layout" svg:width="2.499cm" svg:height="0.499cm" svg:x="5.25cm" svg:y="0.25cm" svg:viewBox="0 0 2500 500" draw:points="0,500 500,0 2500,0 2000,500">
          <text:p text:style-name="P3"><text:span text:style-name="T1">F(2, 1, 3)</text:span></text:p>
        </draw:polygon>
        <draw:polygon draw:style-name="gr8" draw:text-style-name="P7" draw:layer="layout" svg:width="2.499cm" svg:height="0.499cm" svg:x="7.25cm" svg:y="0.25cm" svg:viewBox="0 0 2500 500" draw:points="0,500 500,0 2500,0 2000,500">
          <text:p text:style-name="P3"><text:span text:style-name="T1">F(3, 1, 3)</text:span></text:p>
        </draw:polygon>
        <draw:polygon draw:style-name="gr9" draw:text-style-name="P3" draw:layer="layout" svg:width="0.499cm" svg:height="2.499cm" svg:x="8.25cm" svg:y="1.25cm" svg:viewBox="0 0 500 2500" draw:points="0,2500 0,500 500,0 500,2000">
          <text:p/>
        </draw:polygon>
        <draw:polygon draw:style-name="gr9" draw:text-style-name="P3" draw:layer="layout" svg:width="0.499cm" svg:height="2.499cm" svg:x="8.25cm" svg:y="3.25cm" svg:viewBox="0 0 500 2500" draw:points="0,2500 0,500 500,0 500,2000">
          <text:p/>
        </draw:polygon>
        <draw:polygon draw:style-name="gr9" draw:text-style-name="P3" draw:layer="layout" svg:width="0.499cm" svg:height="2.499cm" svg:x="8.25cm" svg:y="5.25cm" svg:viewBox="0 0 500 2500" draw:points="0,2500 0,500 500,0 500,2000">
          <text:p/>
        </draw:polygon>
        <draw:polygon draw:style-name="gr9" draw:text-style-name="P3" draw:layer="layout" svg:width="0.499cm" svg:height="2.499cm" svg:x="8.75cm" svg:y="0.75cm" svg:viewBox="0 0 500 2500" draw:points="0,2500 0,500 500,0 500,2000">
          <text:p/>
        </draw:polygon>
        <draw:polygon draw:style-name="gr9" draw:text-style-name="P3" draw:layer="layout" svg:width="0.499cm" svg:height="2.499cm" svg:x="8.75cm" svg:y="2.75cm" svg:viewBox="0 0 500 2500" draw:points="0,2500 0,500 500,0 500,2000">
          <text:p/>
        </draw:polygon>
        <draw:polygon draw:style-name="gr9" draw:text-style-name="P3" draw:layer="layout" svg:width="0.499cm" svg:height="2.499cm" svg:x="8.75cm" svg:y="4.75cm" svg:viewBox="0 0 500 2500" draw:points="0,2500 0,500 500,0 500,2000">
          <text:p/>
        </draw:polygon>
        <draw:polygon draw:style-name="gr9" draw:text-style-name="P3" draw:layer="layout" svg:width="0.499cm" svg:height="2.499cm" svg:x="9.25cm" svg:y="0.25cm" svg:viewBox="0 0 500 2500" draw:points="0,2500 0,500 500,0 500,2000">
          <text:p/>
        </draw:polygon>
        <draw:polygon draw:style-name="gr9" draw:text-style-name="P3" draw:layer="layout" svg:width="0.499cm" svg:height="2.499cm" svg:x="9.25cm" svg:y="2.25cm" svg:viewBox="0 0 500 2500" draw:points="0,2500 0,500 500,0 500,2000">
          <text:p/>
        </draw:polygon>
        <draw:polygon draw:style-name="gr9" draw:text-style-name="P3" draw:layer="layout" svg:width="0.499cm" svg:height="2.499cm" svg:x="9.25cm" svg:y="4.25cm" svg:viewBox="0 0 500 2500" draw:points="0,2500 0,500 500,0 500,2000">
          <text:p/>
        </draw:polygon>
        <draw:custom-shape draw:style-name="gr10" draw:text-style-name="P15" draw:layer="layout" svg:width="1.5cm" svg:height="0.5cm" draw:transform="rotate (1.5707963267949) translate (8.25cm 8.75cm)">
          <text:p text:style-name="P14"><text:span text:style-name="T4">Aw3.1.1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5cm" svg:height="0.5cm" draw:transform="rotate (1.5707963267949) translate (8.75cm 8.25cm)">
          <text:p text:style-name="P14"><text:span text:style-name="T4">Aw3.1.2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5cm" svg:height="0.5cm" draw:transform="rotate (1.5707963267949) translate (9.25cm 7.75cm)">
          <text:p text:style-name="P14"><text:span text:style-name="T4">Aw3.1.3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8.25cm 7.75cm)">
          <text:p text:style-name="P7"><text:span text:style-name="T1">F(3, 3, 1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8.75cm 7.25cm)">
          <text:p text:style-name="P7"><text:span text:style-name="T1">F(3, 3, 2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9.25cm 6.75cm)">
          <text:p text:style-name="P7"><text:span text:style-name="T1">F(3, 3, 3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8.25cm 5.75cm)">
          <text:p text:style-name="P7"><text:span text:style-name="T1">F(3, 2, 1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8.75cm 5.25cm)">
          <text:p text:style-name="P7"><text:span text:style-name="T1">F(3, 2, 2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9.25cm 4.75cm)">
          <text:p text:style-name="P7"><text:span text:style-name="T1">F(3, 2, 3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8.25cm 3.75cm)">
          <text:p text:style-name="P7"><text:span text:style-name="T1">F(3, 1, 1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8.75cm 3.25cm)">
          <text:p text:style-name="P7"><text:span text:style-name="T1">F(3, 1, 2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9.25cm 2.75cm)">
          <text:p text:style-name="P7"><text:span text:style-name="T1">F(3, 1, 3)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3cm" svg:height="1.5cm" draw:transform="rotate (0.785398163397448) translate (-0.091cm 1.53cm)">
          <text:p text:style-name="P17"><text:span text:style-name="T5">Dimension 3 / E. 1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2cm" svg:height="2.5cm" draw:transform="rotate (0.785398163397448) translate (7.409cm 8.323cm)">
          <text:p text:style-name="P19"><text:span text:style-name="T6">Dim. 3 / E. 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polygon draw:style-name="gr1" draw:text-style-name="P1" draw:layer="layout" svg:width="0.499cm" svg:height="1.499cm" svg:x="8.25cm" svg:y="7.25cm" svg:viewBox="0 0 500 1500" draw:points="0,500 0,1500 500,1000 500,0">
          <text:p/>
        </draw:polygon>
        <draw:polygon draw:style-name="gr1" draw:text-style-name="P1" draw:layer="layout" svg:width="0.499cm" svg:height="1.499cm" svg:x="8.75cm" svg:y="6.75cm" svg:viewBox="0 0 500 1500" draw:points="0,500 0,1500 500,1000 500,0">
          <text:p/>
        </draw:polygon>
        <draw:polygon draw:style-name="gr1" draw:text-style-name="P1" draw:layer="layout" svg:width="0.499cm" svg:height="1.499cm" svg:x="9.25cm" svg:y="6.25cm" svg:viewBox="0 0 500 1500" draw:points="0,500 0,1500 500,1000 500,0">
          <text:p/>
        </draw:polygon>
        <draw:polygon draw:style-name="gr2" draw:text-style-name="P2" draw:layer="layout" svg:width="1.499cm" svg:height="2.499cm" svg:x="8.25cm" svg:y="7.25cm" svg:viewBox="0 0 1500 2500" draw:points="0,2500 0,1500 1500,0 1500,1000">
          <text:p/>
        </draw:polygon>
        <draw:polygon draw:style-name="gr3" draw:text-style-name="P1" draw:layer="layout" svg:width="1.499cm" svg:height="0.499cm" svg:x="1.25cm" svg:y="1.25cm" svg:viewBox="0 0 1500 500" draw:points="0,500 1000,500 1500,0 500,0">
          <text:p text:style-name="P3"><text:span text:style-name="T1">AT</text:span></text:p>
        </draw:polygon>
        <draw:polygon draw:style-name="gr3" draw:text-style-name="P1" draw:layer="layout" svg:width="1.499cm" svg:height="0.499cm" svg:x="1.75cm" svg:y="0.75cm" svg:viewBox="0 0 1500 500" draw:points="0,500 1000,500 1500,0 500,0">
          <text:p text:style-name="P3"><text:span text:style-name="T1">DE</text:span></text:p>
        </draw:polygon>
        <draw:polygon draw:style-name="gr3" draw:text-style-name="P1" draw:layer="layout" svg:width="1.499cm" svg:height="0.499cm" svg:x="2.25cm" svg:y="0.25cm" svg:viewBox="0 0 1500 500" draw:points="0,500 1000,500 1500,0 500,0">
          <text:p text:style-name="P3"><text:span text:style-name="T1">CH</text:span></text:p>
        </draw:polygon>
        <draw:polygon draw:style-name="gr2" draw:text-style-name="P4" draw:layer="layout" svg:width="2.499cm" svg:height="1.499cm" svg:x="0.25cm" svg:y="0.25cm" svg:viewBox="0 0 2500 1500" draw:points="0,1500 1000,1500 2500,0 1500,0">
          <text:p/>
        </draw:polygon>
        <draw:custom-shape draw:style-name="gr4" draw:text-style-name="P6" draw:layer="layout" svg:width="6cm" svg:height="1cm" draw:transform="rotate (1.5707963267949) translate (0.25cm 7.75cm)">
          <text:p text:style-name="P5"><text:span text:style-name="T2">Produkt / Kategorie</text:span></text:p>
          <draw:enhanced-geometry svg:viewBox="0 0 21600 21600" draw:type="rectangle" draw:enhanced-path="M 0 0 L 21600 0 21600 21600 0 21600 0 0 Z N"/>
        </draw:custom-shape>
        <draw:custom-shape draw:style-name="gr5" draw:text-style-name="P22" draw:layer="layout" svg:width="2cm" svg:height="1cm" draw:transform="rotate (1.5707963267949) translate (1.25cm 7.75cm)">
          <text:p text:style-name="P21"><text:span text:style-name="T7">Ser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22" draw:layer="layout" svg:width="2cm" svg:height="1cm" draw:transform="rotate (1.5707963267949) translate (1.25cm 5.75cm)">
          <text:p text:style-name="P21"><text:span text:style-name="T7">Anlagen</text:span></text:p>
          <draw:enhanced-geometry svg:viewBox="0 0 21600 21600" draw:type="rectangle" draw:enhanced-path="M 0 0 L 21600 0 21600 21600 0 21600 0 0 Z N"/>
        </draw:custom-shape>
        <draw:custom-shape draw:style-name="gr5" draw:text-style-name="P22" draw:layer="layout" svg:width="2cm" svg:height="1cm" draw:transform="rotate (1.5707963267949) translate (1.25cm 3.75cm)">
          <text:p text:style-name="P21"><text:span text:style-name="T7">Maschine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cm" svg:height="1cm" svg:x="2.25cm" svg:y="8.75cm">
          <text:p text:style-name="P5"><text:span text:style-name="T2">Zeit / Jahr</text:span></text:p>
          <draw:enhanced-geometry svg:viewBox="0 0 21600 21600" draw:type="rectangle" draw:enhanced-path="M 0 0 L 21600 0 21600 21600 0 21600 0 0 Z N"/>
        </draw:custom-shape>
        <draw:custom-shape draw:style-name="gr5" draw:text-style-name="P24" draw:layer="layout" svg:width="2cm" svg:height="1cm" svg:x="2.25cm" svg:y="7.75cm">
          <text:p text:style-name="P23"><text:span text:style-name="T8">2023</text:span></text:p>
          <draw:enhanced-geometry svg:viewBox="0 0 21600 21600" draw:type="rectangle" draw:enhanced-path="M 0 0 L 21600 0 21600 21600 0 21600 0 0 Z N"/>
        </draw:custom-shape>
        <draw:custom-shape draw:style-name="gr5" draw:text-style-name="P24" draw:layer="layout" svg:width="2cm" svg:height="1cm" svg:x="4.25cm" svg:y="7.75cm">
          <text:p text:style-name="P23"><text:span text:style-name="T8">2024</text:span></text:p>
          <draw:enhanced-geometry svg:viewBox="0 0 21600 21600" draw:type="rectangle" draw:enhanced-path="M 0 0 L 21600 0 21600 21600 0 21600 0 0 Z N"/>
        </draw:custom-shape>
        <draw:custom-shape draw:style-name="gr5" draw:text-style-name="P24" draw:layer="layout" svg:width="2cm" svg:height="1cm" svg:x="6.25cm" svg:y="7.75cm">
          <text:p text:style-name="P23"><text:span text:style-name="T8">2025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2.25cm" svg:y="5.75cm">
          <text:p text:style-name="P3">F(1, 3, 1)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4.25cm" svg:y="5.75cm">
          <text:p text:style-name="P3">F(2, 3, 1)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6.25cm" svg:y="5.75cm">
          <text:p text:style-name="P3">F(3, 3, 1)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2.25cm" svg:y="3.75cm">
          <text:p text:style-name="P3">F(1, 2, 1)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4.25cm" svg:y="3.75cm">
          <text:p text:style-name="P3">F(2, 2, 1)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6.25cm" svg:y="3.75cm">
          <text:p text:style-name="P3">F(3, 2, 1)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cm" svg:height="2cm" svg:x="2.25cm" svg:y="1.75cm">
          <text:p text:style-name="P10"><text:span text:style-name="T3">F(1, 1, 1)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cm" svg:height="2cm" svg:x="4.25cm" svg:y="1.75cm">
          <text:p text:style-name="P12"><text:span text:style-name="T3">F(2, 1, 1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6.25cm" svg:y="1.75cm">
          <text:p text:style-name="P3">F(3, 1, 1)</text:p>
          <draw:enhanced-geometry svg:viewBox="0 0 21600 21600" draw:type="rectangle" draw:enhanced-path="M 0 0 L 21600 0 21600 21600 0 21600 0 0 Z N"/>
        </draw:custom-shape>
        <draw:polygon draw:style-name="gr8" draw:text-style-name="P7" draw:layer="layout" svg:width="2.499cm" svg:height="0.499cm" svg:x="2.25cm" svg:y="1.25cm" svg:viewBox="0 0 2500 500" draw:points="0,500 500,0 2500,0 2000,500">
          <text:p text:style-name="P3"><text:span text:style-name="T1">F(1, 1, 1)</text:span></text:p>
        </draw:polygon>
        <draw:polygon draw:style-name="gr8" draw:text-style-name="P7" draw:layer="layout" svg:width="2.499cm" svg:height="0.499cm" svg:x="4.25cm" svg:y="1.25cm" svg:viewBox="0 0 2500 500" draw:points="0,500 500,0 2500,0 2000,500">
          <text:p text:style-name="P3"><text:span text:style-name="T1">F(2, 1, 1)</text:span></text:p>
        </draw:polygon>
        <draw:polygon draw:style-name="gr8" draw:text-style-name="P7" draw:layer="layout" svg:width="2.499cm" svg:height="0.499cm" svg:x="6.25cm" svg:y="1.25cm" svg:viewBox="0 0 2500 500" draw:points="0,500 500,0 2500,0 2000,500">
          <text:p text:style-name="P3"><text:span text:style-name="T1">F(3, 1, 1)</text:span></text:p>
        </draw:polygon>
        <draw:polygon draw:style-name="gr8" draw:text-style-name="P7" draw:layer="layout" svg:width="2.499cm" svg:height="0.499cm" svg:x="2.75cm" svg:y="0.75cm" svg:viewBox="0 0 2500 500" draw:points="0,500 500,0 2500,0 2000,500">
          <text:p text:style-name="P3"><text:span text:style-name="T1">F(1, 1, 2)</text:span></text:p>
        </draw:polygon>
        <draw:polygon draw:style-name="gr8" draw:text-style-name="P7" draw:layer="layout" svg:width="2.499cm" svg:height="0.499cm" svg:x="4.75cm" svg:y="0.75cm" svg:viewBox="0 0 2500 500" draw:points="0,500 500,0 2500,0 2000,500">
          <text:p text:style-name="P3"><text:span text:style-name="T1">F(2, 1, 2)</text:span></text:p>
        </draw:polygon>
        <draw:polygon draw:style-name="gr8" draw:text-style-name="P7" draw:layer="layout" svg:width="2.499cm" svg:height="0.499cm" svg:x="6.75cm" svg:y="0.75cm" svg:viewBox="0 0 2500 500" draw:points="0,500 500,0 2500,0 2000,500">
          <text:p text:style-name="P3"><text:span text:style-name="T1">F(3, 1, 2)</text:span></text:p>
        </draw:polygon>
        <draw:polygon draw:style-name="gr8" draw:text-style-name="P7" draw:layer="layout" svg:width="2.499cm" svg:height="0.499cm" svg:x="3.25cm" svg:y="0.25cm" svg:viewBox="0 0 2500 500" draw:points="0,500 500,0 2500,0 2000,500">
          <text:p text:style-name="P3"><text:span text:style-name="T1">F(1, 1, 3)</text:span></text:p>
        </draw:polygon>
        <draw:polygon draw:style-name="gr8" draw:text-style-name="P7" draw:layer="layout" svg:width="2.499cm" svg:height="0.499cm" svg:x="5.25cm" svg:y="0.25cm" svg:viewBox="0 0 2500 500" draw:points="0,500 500,0 2500,0 2000,500">
          <text:p text:style-name="P3"><text:span text:style-name="T1">F(2, 1, 3)</text:span></text:p>
        </draw:polygon>
        <draw:polygon draw:style-name="gr8" draw:text-style-name="P7" draw:layer="layout" svg:width="2.499cm" svg:height="0.499cm" svg:x="7.25cm" svg:y="0.25cm" svg:viewBox="0 0 2500 500" draw:points="0,500 500,0 2500,0 2000,500">
          <text:p text:style-name="P3"><text:span text:style-name="T1">F(3, 1, 3)</text:span></text:p>
        </draw:polygon>
        <draw:polygon draw:style-name="gr9" draw:text-style-name="P3" draw:layer="layout" svg:width="0.499cm" svg:height="2.499cm" svg:x="8.25cm" svg:y="1.25cm" svg:viewBox="0 0 500 2500" draw:points="0,2500 0,500 500,0 500,2000">
          <text:p/>
        </draw:polygon>
        <draw:polygon draw:style-name="gr9" draw:text-style-name="P3" draw:layer="layout" svg:width="0.499cm" svg:height="2.499cm" svg:x="8.25cm" svg:y="3.25cm" svg:viewBox="0 0 500 2500" draw:points="0,2500 0,500 500,0 500,2000">
          <text:p/>
        </draw:polygon>
        <draw:polygon draw:style-name="gr9" draw:text-style-name="P3" draw:layer="layout" svg:width="0.499cm" svg:height="2.499cm" svg:x="8.25cm" svg:y="5.25cm" svg:viewBox="0 0 500 2500" draw:points="0,2500 0,500 500,0 500,2000">
          <text:p/>
        </draw:polygon>
        <draw:polygon draw:style-name="gr9" draw:text-style-name="P3" draw:layer="layout" svg:width="0.499cm" svg:height="2.499cm" svg:x="8.75cm" svg:y="0.75cm" svg:viewBox="0 0 500 2500" draw:points="0,2500 0,500 500,0 500,2000">
          <text:p/>
        </draw:polygon>
        <draw:polygon draw:style-name="gr9" draw:text-style-name="P3" draw:layer="layout" svg:width="0.499cm" svg:height="2.499cm" svg:x="8.75cm" svg:y="2.75cm" svg:viewBox="0 0 500 2500" draw:points="0,2500 0,500 500,0 500,2000">
          <text:p/>
        </draw:polygon>
        <draw:polygon draw:style-name="gr9" draw:text-style-name="P3" draw:layer="layout" svg:width="0.499cm" svg:height="2.499cm" svg:x="8.75cm" svg:y="4.75cm" svg:viewBox="0 0 500 2500" draw:points="0,2500 0,500 500,0 500,2000">
          <text:p/>
        </draw:polygon>
        <draw:polygon draw:style-name="gr9" draw:text-style-name="P3" draw:layer="layout" svg:width="0.499cm" svg:height="2.499cm" svg:x="9.25cm" svg:y="0.25cm" svg:viewBox="0 0 500 2500" draw:points="0,2500 0,500 500,0 500,2000">
          <text:p/>
        </draw:polygon>
        <draw:polygon draw:style-name="gr9" draw:text-style-name="P3" draw:layer="layout" svg:width="0.499cm" svg:height="2.499cm" svg:x="9.25cm" svg:y="2.25cm" svg:viewBox="0 0 500 2500" draw:points="0,2500 0,500 500,0 500,2000">
          <text:p/>
        </draw:polygon>
        <draw:polygon draw:style-name="gr9" draw:text-style-name="P3" draw:layer="layout" svg:width="0.499cm" svg:height="2.499cm" svg:x="9.25cm" svg:y="4.25cm" svg:viewBox="0 0 500 2500" draw:points="0,2500 0,500 500,0 500,2000">
          <text:p/>
        </draw:polygon>
        <draw:custom-shape draw:style-name="gr10" draw:text-style-name="P15" draw:layer="layout" svg:width="1.5cm" svg:height="0.5cm" draw:transform="rotate (1.5707963267949) translate (8.25cm 8.75cm)">
          <text:p text:style-name="P14"><text:span text:style-name="T4">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5cm" svg:height="0.5cm" draw:transform="rotate (1.5707963267949) translate (8.75cm 8.25cm)">
          <text:p text:style-name="P14"><text:span text:style-name="T4">D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5cm" svg:height="0.5cm" draw:transform="rotate (1.5707963267949) translate (9.25cm 7.75cm)">
          <text:p text:style-name="P14"><text:span text:style-name="T4">CH</text:span></text:p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2.5cm" svg:height="1.5cm" draw:transform="rotate (1.5707963267949) translate (8.25cm 9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8.25cm 7.75cm)">
          <text:p text:style-name="P7"><text:span text:style-name="T1">F(3, 3, 1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8.75cm 7.25cm)">
          <text:p text:style-name="P7"><text:span text:style-name="T1">F(3, 3, 2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9.25cm 6.75cm)">
          <text:p text:style-name="P7"><text:span text:style-name="T1">F(3, 3, 3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8.25cm 5.75cm)">
          <text:p text:style-name="P7"><text:span text:style-name="T1">F(3, 2, 1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8.75cm 5.25cm)">
          <text:p text:style-name="P7"><text:span text:style-name="T1">F(3, 2, 2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9.25cm 4.75cm)">
          <text:p text:style-name="P7"><text:span text:style-name="T1">F(3, 2, 3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8.25cm 3.75cm)">
          <text:p text:style-name="P7"><text:span text:style-name="T1">F(3, 1, 1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8.75cm 3.25cm)">
          <text:p text:style-name="P7"><text:span text:style-name="T1">F(3, 1, 2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9.25cm 2.75cm)">
          <text:p text:style-name="P7"><text:span text:style-name="T1">F(3, 1, 3)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3cm" svg:height="1.5cm" draw:transform="rotate (0.785398163397448) translate (-0.091cm 1.53cm)">
          <text:p text:style-name="P17"><text:span text:style-name="T5">Kunde / Land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2cm" svg:height="2.5cm" draw:transform="rotate (0.785398163397448) translate (7.409cm 8.323cm)">
          <text:p text:style-name="P19"><text:span text:style-name="T6">Kunde / Land</text:span></text:p>
          <draw:enhanced-geometry svg:viewBox="0 0 21600 21600" draw:type="rectangle" draw:enhanced-path="M 0 0 L 21600 0 21600 21600 0 21600 0 0 Z N"/>
        </draw:custom-shape>
        <draw:polygon draw:style-name="gr16" draw:text-style-name="P26" draw:layer="layout" svg:width="7.499cm" svg:height="7.499cm" svg:x="2.25cm" svg:y="0.25cm" svg:viewBox="0 0 7500 7500" draw:points="0,7500 6000,7500 7500,6000 7500,0 1500,0 0,1500">
          <text:p/>
        </draw:polygon>
      </draw:page>
      <draw:page draw:name="page3" draw:style-name="dp1" draw:master-page-name="Standard">
        <draw:polygon draw:style-name="gr1" draw:text-style-name="P1" draw:layer="layout" svg:width="0.499cm" svg:height="1.499cm" svg:x="8.25cm" svg:y="7.25cm" svg:viewBox="0 0 500 1500" draw:points="0,500 0,1500 500,1000 500,0">
          <text:p/>
        </draw:polygon>
        <draw:polygon draw:style-name="gr1" draw:text-style-name="P1" draw:layer="layout" svg:width="0.499cm" svg:height="1.499cm" svg:x="8.75cm" svg:y="6.75cm" svg:viewBox="0 0 500 1500" draw:points="0,500 0,1500 500,1000 500,0">
          <text:p/>
        </draw:polygon>
        <draw:polygon draw:style-name="gr1" draw:text-style-name="P1" draw:layer="layout" svg:width="0.499cm" svg:height="1.499cm" svg:x="9.25cm" svg:y="6.25cm" svg:viewBox="0 0 500 1500" draw:points="0,500 0,1500 500,1000 500,0">
          <text:p/>
        </draw:polygon>
        <draw:polygon draw:style-name="gr2" draw:text-style-name="P2" draw:layer="layout" svg:width="1.499cm" svg:height="2.499cm" svg:x="8.25cm" svg:y="7.25cm" svg:viewBox="0 0 1500 2500" draw:points="0,2500 0,1500 1500,0 1500,1000">
          <text:p/>
        </draw:polygon>
        <draw:polygon draw:style-name="gr3" draw:text-style-name="P1" draw:layer="layout" svg:width="1.499cm" svg:height="0.499cm" svg:x="1.25cm" svg:y="1.25cm" svg:viewBox="0 0 1500 500" draw:points="0,500 1000,500 1500,0 500,0">
          <text:p text:style-name="P3"><text:span text:style-name="T1">AT</text:span></text:p>
        </draw:polygon>
        <draw:polygon draw:style-name="gr3" draw:text-style-name="P1" draw:layer="layout" svg:width="1.499cm" svg:height="0.499cm" svg:x="1.75cm" svg:y="0.75cm" svg:viewBox="0 0 1500 500" draw:points="0,500 1000,500 1500,0 500,0">
          <text:p text:style-name="P3"><text:span text:style-name="T1">DE</text:span></text:p>
        </draw:polygon>
        <draw:polygon draw:style-name="gr3" draw:text-style-name="P1" draw:layer="layout" svg:width="1.499cm" svg:height="0.499cm" svg:x="2.25cm" svg:y="0.25cm" svg:viewBox="0 0 1500 500" draw:points="0,500 1000,500 1500,0 500,0">
          <text:p text:style-name="P3"><text:span text:style-name="T1">CH</text:span></text:p>
        </draw:polygon>
        <draw:polygon draw:style-name="gr2" draw:text-style-name="P4" draw:layer="layout" svg:width="2.499cm" svg:height="1.499cm" svg:x="0.25cm" svg:y="0.25cm" svg:viewBox="0 0 2500 1500" draw:points="0,1500 1000,1500 2500,0 1500,0">
          <text:p/>
        </draw:polygon>
        <draw:custom-shape draw:style-name="gr4" draw:text-style-name="P6" draw:layer="layout" svg:width="6cm" svg:height="1cm" draw:transform="rotate (1.5707963267949) translate (0.25cm 7.75cm)">
          <text:p text:style-name="P5"><text:span text:style-name="T2">Produkt / Kategorie</text:span></text:p>
          <draw:enhanced-geometry svg:viewBox="0 0 21600 21600" draw:type="rectangle" draw:enhanced-path="M 0 0 L 21600 0 21600 21600 0 21600 0 0 Z N"/>
        </draw:custom-shape>
        <draw:custom-shape draw:style-name="gr5" draw:text-style-name="P22" draw:layer="layout" svg:width="2cm" svg:height="1cm" draw:transform="rotate (1.5707963267949) translate (1.25cm 7.75cm)">
          <text:p text:style-name="P21"><text:span text:style-name="T7">Ser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22" draw:layer="layout" svg:width="2cm" svg:height="1cm" draw:transform="rotate (1.5707963267949) translate (1.25cm 5.75cm)">
          <text:p text:style-name="P21"><text:span text:style-name="T7">Anlagen</text:span></text:p>
          <draw:enhanced-geometry svg:viewBox="0 0 21600 21600" draw:type="rectangle" draw:enhanced-path="M 0 0 L 21600 0 21600 21600 0 21600 0 0 Z N"/>
        </draw:custom-shape>
        <draw:custom-shape draw:style-name="gr5" draw:text-style-name="P22" draw:layer="layout" svg:width="2cm" svg:height="1cm" draw:transform="rotate (1.5707963267949) translate (1.25cm 3.75cm)">
          <text:p text:style-name="P21"><text:span text:style-name="T7">Maschine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cm" svg:height="1cm" svg:x="2.25cm" svg:y="8.75cm">
          <text:p text:style-name="P5"><text:span text:style-name="T2">Zeit / Jahr</text:span></text:p>
          <draw:enhanced-geometry svg:viewBox="0 0 21600 21600" draw:type="rectangle" draw:enhanced-path="M 0 0 L 21600 0 21600 21600 0 21600 0 0 Z N"/>
        </draw:custom-shape>
        <draw:custom-shape draw:style-name="gr5" draw:text-style-name="P24" draw:layer="layout" svg:width="2cm" svg:height="1cm" svg:x="2.25cm" svg:y="7.75cm">
          <text:p text:style-name="P23"><text:span text:style-name="T8">2023</text:span></text:p>
          <draw:enhanced-geometry svg:viewBox="0 0 21600 21600" draw:type="rectangle" draw:enhanced-path="M 0 0 L 21600 0 21600 21600 0 21600 0 0 Z N"/>
        </draw:custom-shape>
        <draw:custom-shape draw:style-name="gr5" draw:text-style-name="P24" draw:layer="layout" svg:width="2cm" svg:height="1cm" svg:x="4.25cm" svg:y="7.75cm">
          <text:p text:style-name="P23"><text:span text:style-name="T8">2024</text:span></text:p>
          <draw:enhanced-geometry svg:viewBox="0 0 21600 21600" draw:type="rectangle" draw:enhanced-path="M 0 0 L 21600 0 21600 21600 0 21600 0 0 Z N"/>
        </draw:custom-shape>
        <draw:custom-shape draw:style-name="gr5" draw:text-style-name="P24" draw:layer="layout" svg:width="2cm" svg:height="1cm" svg:x="6.25cm" svg:y="7.75cm">
          <text:p text:style-name="P23"><text:span text:style-name="T8">2025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2.25cm" svg:y="5.75cm">
          <text:p text:style-name="P3">0,5 Mio. €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4.25cm" svg:y="5.75cm">
          <text:p text:style-name="P3">0,7 Mio. €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6.25cm" svg:y="5.75cm">
          <text:p text:style-name="P3">0,6 Mio. €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2.25cm" svg:y="3.75cm">
          <text:p text:style-name="P3">5,0 Mio. €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4.25cm" svg:y="3.75cm">
          <text:p text:style-name="P3">4,9 Mio. €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6.25cm" svg:y="3.75cm">
          <text:p text:style-name="P3">4,8 Mio. €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cm" svg:height="2cm" svg:x="2.25cm" svg:y="1.75cm">
          <text:p text:style-name="P10"><text:span text:style-name="T3">1,0 Mio. €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2cm" svg:height="2cm" svg:x="4.25cm" svg:y="1.75cm">
          <text:p text:style-name="P12"><text:span text:style-name="T3">1,1 Mio. €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2cm" svg:x="6.25cm" svg:y="1.75cm">
          <text:p text:style-name="P3">1,2 Mio. €</text:p>
          <draw:enhanced-geometry svg:viewBox="0 0 21600 21600" draw:type="rectangle" draw:enhanced-path="M 0 0 L 21600 0 21600 21600 0 21600 0 0 Z N"/>
        </draw:custom-shape>
        <draw:polygon draw:style-name="gr8" draw:text-style-name="P7" draw:layer="layout" svg:width="2.499cm" svg:height="0.499cm" svg:x="2.25cm" svg:y="1.25cm" svg:viewBox="0 0 2500 500" draw:points="0,500 500,0 2500,0 2000,500">
          <text:p text:style-name="P3"><text:span text:style-name="T1">1,0 Mio. €</text:span></text:p>
        </draw:polygon>
        <draw:polygon draw:style-name="gr8" draw:text-style-name="P7" draw:layer="layout" svg:width="2.499cm" svg:height="0.499cm" svg:x="4.25cm" svg:y="1.25cm" svg:viewBox="0 0 2500 500" draw:points="0,500 500,0 2500,0 2000,500">
          <text:p text:style-name="P3"><text:span text:style-name="T1">1,1 Mio. €</text:span></text:p>
        </draw:polygon>
        <draw:polygon draw:style-name="gr8" draw:text-style-name="P7" draw:layer="layout" svg:width="2.499cm" svg:height="0.499cm" svg:x="6.25cm" svg:y="1.25cm" svg:viewBox="0 0 2500 500" draw:points="0,500 500,0 2500,0 2000,500">
          <text:p text:style-name="P3"><text:span text:style-name="T1">1,2 Mio. €</text:span></text:p>
        </draw:polygon>
        <draw:polygon draw:style-name="gr8" draw:text-style-name="P7" draw:layer="layout" svg:width="2.499cm" svg:height="0.499cm" svg:x="2.75cm" svg:y="0.75cm" svg:viewBox="0 0 2500 500" draw:points="0,500 500,0 2500,0 2000,500">
          <text:p text:style-name="P3"><text:span text:style-name="T1">2,0 Mio. €</text:span></text:p>
        </draw:polygon>
        <draw:polygon draw:style-name="gr8" draw:text-style-name="P7" draw:layer="layout" svg:width="2.499cm" svg:height="0.499cm" svg:x="4.75cm" svg:y="0.75cm" svg:viewBox="0 0 2500 500" draw:points="0,500 500,0 2500,0 2000,500">
          <text:p text:style-name="P3"><text:span text:style-name="T1">2,1 Mio. €</text:span></text:p>
        </draw:polygon>
        <draw:polygon draw:style-name="gr8" draw:text-style-name="P7" draw:layer="layout" svg:width="2.499cm" svg:height="0.499cm" svg:x="6.75cm" svg:y="0.75cm" svg:viewBox="0 0 2500 500" draw:points="0,500 500,0 2500,0 2000,500">
          <text:p text:style-name="P3"><text:span text:style-name="T1">2,0 Mio. €</text:span></text:p>
        </draw:polygon>
        <draw:polygon draw:style-name="gr8" draw:text-style-name="P7" draw:layer="layout" svg:width="2.499cm" svg:height="0.499cm" svg:x="3.25cm" svg:y="0.25cm" svg:viewBox="0 0 2500 500" draw:points="0,500 500,0 2500,0 2000,500">
          <text:p text:style-name="P3"><text:span text:style-name="T1">0,5 Mio. €</text:span></text:p>
        </draw:polygon>
        <draw:polygon draw:style-name="gr8" draw:text-style-name="P7" draw:layer="layout" svg:width="2.499cm" svg:height="0.499cm" svg:x="5.25cm" svg:y="0.25cm" svg:viewBox="0 0 2500 500" draw:points="0,500 500,0 2500,0 2000,500">
          <text:p text:style-name="P3"><text:span text:style-name="T1">0,4 Mio. €</text:span></text:p>
        </draw:polygon>
        <draw:polygon draw:style-name="gr8" draw:text-style-name="P7" draw:layer="layout" svg:width="2.499cm" svg:height="0.499cm" svg:x="7.25cm" svg:y="0.25cm" svg:viewBox="0 0 2500 500" draw:points="0,500 500,0 2500,0 2000,500">
          <text:p text:style-name="P3"><text:span text:style-name="T1">0,6 Mio. €</text:span></text:p>
        </draw:polygon>
        <draw:polygon draw:style-name="gr9" draw:text-style-name="P3" draw:layer="layout" svg:width="0.499cm" svg:height="2.499cm" svg:x="8.25cm" svg:y="1.25cm" svg:viewBox="0 0 500 2500" draw:points="0,2500 0,500 500,0 500,2000">
          <text:p/>
        </draw:polygon>
        <draw:polygon draw:style-name="gr9" draw:text-style-name="P3" draw:layer="layout" svg:width="0.499cm" svg:height="2.499cm" svg:x="8.25cm" svg:y="3.25cm" svg:viewBox="0 0 500 2500" draw:points="0,2500 0,500 500,0 500,2000">
          <text:p/>
        </draw:polygon>
        <draw:polygon draw:style-name="gr9" draw:text-style-name="P3" draw:layer="layout" svg:width="0.499cm" svg:height="2.499cm" svg:x="8.25cm" svg:y="5.25cm" svg:viewBox="0 0 500 2500" draw:points="0,2500 0,500 500,0 500,2000">
          <text:p/>
        </draw:polygon>
        <draw:polygon draw:style-name="gr9" draw:text-style-name="P3" draw:layer="layout" svg:width="0.499cm" svg:height="2.499cm" svg:x="8.75cm" svg:y="0.75cm" svg:viewBox="0 0 500 2500" draw:points="0,2500 0,500 500,0 500,2000">
          <text:p/>
        </draw:polygon>
        <draw:polygon draw:style-name="gr9" draw:text-style-name="P3" draw:layer="layout" svg:width="0.499cm" svg:height="2.499cm" svg:x="8.75cm" svg:y="2.75cm" svg:viewBox="0 0 500 2500" draw:points="0,2500 0,500 500,0 500,2000">
          <text:p/>
        </draw:polygon>
        <draw:polygon draw:style-name="gr9" draw:text-style-name="P3" draw:layer="layout" svg:width="0.499cm" svg:height="2.499cm" svg:x="8.75cm" svg:y="4.75cm" svg:viewBox="0 0 500 2500" draw:points="0,2500 0,500 500,0 500,2000">
          <text:p/>
        </draw:polygon>
        <draw:polygon draw:style-name="gr9" draw:text-style-name="P3" draw:layer="layout" svg:width="0.499cm" svg:height="2.499cm" svg:x="9.25cm" svg:y="0.25cm" svg:viewBox="0 0 500 2500" draw:points="0,2500 0,500 500,0 500,2000">
          <text:p/>
        </draw:polygon>
        <draw:polygon draw:style-name="gr9" draw:text-style-name="P3" draw:layer="layout" svg:width="0.499cm" svg:height="2.499cm" svg:x="9.25cm" svg:y="2.25cm" svg:viewBox="0 0 500 2500" draw:points="0,2500 0,500 500,0 500,2000">
          <text:p/>
        </draw:polygon>
        <draw:polygon draw:style-name="gr9" draw:text-style-name="P3" draw:layer="layout" svg:width="0.499cm" svg:height="2.499cm" svg:x="9.25cm" svg:y="4.25cm" svg:viewBox="0 0 500 2500" draw:points="0,2500 0,500 500,0 500,2000">
          <text:p/>
        </draw:polygon>
        <draw:custom-shape draw:style-name="gr10" draw:text-style-name="P15" draw:layer="layout" svg:width="1.5cm" svg:height="0.5cm" draw:transform="rotate (1.5707963267949) translate (8.25cm 8.75cm)">
          <text:p text:style-name="P14"><text:span text:style-name="T4">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5cm" svg:height="0.5cm" draw:transform="rotate (1.5707963267949) translate (8.75cm 8.25cm)">
          <text:p text:style-name="P14"><text:span text:style-name="T4">D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5cm" svg:height="0.5cm" draw:transform="rotate (1.5707963267949) translate (9.25cm 7.75cm)">
          <text:p text:style-name="P14"><text:span text:style-name="T4">CH</text:span></text:p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2.5cm" svg:height="1.5cm" draw:transform="rotate (1.5707963267949) translate (8.25cm 9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8.25cm 7.75cm)">
          <text:p text:style-name="P7"><text:span text:style-name="T1">0,6 Mio. €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8.75cm 7.25cm)">
          <text:p text:style-name="P7"><text:span text:style-name="T1">3,1 Mio. €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9.25cm 6.75cm)">
          <text:p text:style-name="P7"><text:span text:style-name="T1">0,5 Mio. €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8.25cm 5.75cm)">
          <text:p text:style-name="P7"><text:span text:style-name="T1">4,8 Mio. €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8.75cm 5.25cm)">
          <text:p text:style-name="P7"><text:span text:style-name="T1">7,9 Mio. €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9.25cm 4.75cm)">
          <text:p text:style-name="P7"><text:span text:style-name="T1">2,7 Mio. €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8.25cm 3.75cm)">
          <text:p text:style-name="P7"><text:span text:style-name="T1">1,2 Mio. €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8.75cm 3.25cm)">
          <text:p text:style-name="P7"><text:span text:style-name="T1">2,0 Mio. €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5cm" svg:height="0.5cm" draw:transform="rotate (1.5707963267949) translate (9.25cm 2.75cm)">
          <text:p text:style-name="P7"><text:span text:style-name="T1">0,6 Mio. €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3cm" svg:height="1.5cm" draw:transform="rotate (0.785398163397448) translate (-0.091cm 1.53cm)">
          <text:p text:style-name="P17"><text:span text:style-name="T5">Kunde / Land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2cm" svg:height="2.5cm" draw:transform="rotate (0.785398163397448) translate (7.409cm 8.323cm)">
          <text:p text:style-name="P19"><text:span text:style-name="T6">Kunde / Land</text:span></text:p>
          <draw:enhanced-geometry svg:viewBox="0 0 21600 21600" draw:type="rectangle" draw:enhanced-path="M 0 0 L 21600 0 21600 21600 0 21600 0 0 Z N"/>
        </draw:custom-shape>
        <draw:polygon draw:style-name="gr16" draw:text-style-name="P26" draw:layer="layout" svg:width="3.499cm" svg:height="7.499cm" svg:x="0.25cm" svg:y="0.25cm" svg:viewBox="0 0 3500 7500" draw:points="0,7500 2000,7500 2000,1500 3500,0 1500,0 0,1500">
          <text:p/>
        </draw:polygon>
        <draw:polygon draw:style-name="gr16" draw:text-style-name="P26" draw:layer="layout" svg:width="7.499cm" svg:height="3.499cm" svg:x="2.25cm" svg:y="6.25cm" svg:viewBox="0 0 7500 3500" draw:points="0,1500 0,3500 6000,3500 7500,2000 7500,0 6000,1500">
          <text:p/>
        </draw:polygon>
      </draw:page>
      <draw:page draw:name="page4" draw:style-name="dp1" draw:master-page-name="Standard">
        <draw:custom-shape draw:style-name="gr18" draw:text-style-name="P27" draw:layer="layout" svg:width="2cm" svg:height="2cm" svg:x="2.75cm" svg:y="5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2cm" svg:height="2cm" svg:x="4.75cm" svg:y="5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2cm" svg:height="2cm" svg:x="6.75cm" svg:y="5.25cm">
          <text:p/>
          <draw:enhanced-geometry svg:viewBox="0 0 21600 21600" draw:type="rectangle" draw:enhanced-path="M 0 0 L 21600 0 21600 21600 0 21600 0 0 Z N"/>
        </draw:custom-shape>
        <draw:polygon draw:style-name="gr19" draw:text-style-name="P27" draw:layer="layout" svg:width="0.499cm" svg:height="2.499cm" svg:x="1.25cm" svg:y="6.25cm" svg:viewBox="0 0 500 2500" draw:points="0,2500 0,500 500,0 500,2000">
          <text:p/>
        </draw:polygon>
        <draw:polygon draw:style-name="gr19" draw:text-style-name="P27" draw:layer="layout" svg:width="0.499cm" svg:height="2.499cm" svg:x="1.75cm" svg:y="5.75cm" svg:viewBox="0 0 500 2500" draw:points="0,2500 0,500 500,0 500,2000">
          <text:p/>
        </draw:polygon>
        <draw:polygon draw:style-name="gr19" draw:text-style-name="P27" draw:layer="layout" svg:width="0.499cm" svg:height="2.499cm" svg:x="2.25cm" svg:y="5.25cm" svg:viewBox="0 0 500 2500" draw:points="0,2500 0,500 500,0 500,2000">
          <text:p/>
        </draw:polygon>
        <draw:polygon draw:style-name="gr20" draw:text-style-name="P28" draw:layer="layout" svg:width="2.499cm" svg:height="0.499cm" svg:x="1.25cm" svg:y="8.25cm" svg:viewBox="0 0 2500 500" draw:points="0,500 500,0 2500,0 2000,500">
          <text:p/>
        </draw:polygon>
        <draw:polygon draw:style-name="gr20" draw:text-style-name="P28" draw:layer="layout" svg:width="2.499cm" svg:height="0.499cm" svg:x="3.25cm" svg:y="8.25cm" svg:viewBox="0 0 2500 500" draw:points="0,500 500,0 2500,0 2000,500">
          <text:p/>
        </draw:polygon>
        <draw:polygon draw:style-name="gr20" draw:text-style-name="P28" draw:layer="layout" svg:width="2.499cm" svg:height="0.499cm" svg:x="5.25cm" svg:y="8.25cm" svg:viewBox="0 0 2500 500" draw:points="0,500 500,0 2500,0 2000,500">
          <text:p/>
        </draw:polygon>
        <draw:polygon draw:style-name="gr20" draw:text-style-name="P28" draw:layer="layout" svg:width="2.499cm" svg:height="0.499cm" svg:x="1.75cm" svg:y="7.75cm" svg:viewBox="0 0 2500 500" draw:points="0,500 500,0 2500,0 2000,500">
          <text:p/>
        </draw:polygon>
        <draw:polygon draw:style-name="gr20" draw:text-style-name="P28" draw:layer="layout" svg:width="2.499cm" svg:height="0.499cm" svg:x="3.75cm" svg:y="7.75cm" svg:viewBox="0 0 2500 500" draw:points="0,500 500,0 2500,0 2000,500">
          <text:p/>
        </draw:polygon>
        <draw:polygon draw:style-name="gr20" draw:text-style-name="P28" draw:layer="layout" svg:width="2.499cm" svg:height="0.499cm" svg:x="5.75cm" svg:y="7.75cm" svg:viewBox="0 0 2500 500" draw:points="0,500 500,0 2500,0 2000,500">
          <text:p/>
        </draw:polygon>
        <draw:polygon draw:style-name="gr20" draw:text-style-name="P28" draw:layer="layout" svg:width="2.499cm" svg:height="0.499cm" svg:x="2.25cm" svg:y="7.25cm" svg:viewBox="0 0 2500 500" draw:points="0,500 500,0 2500,0 2000,500">
          <text:p/>
        </draw:polygon>
        <draw:polygon draw:style-name="gr20" draw:text-style-name="P28" draw:layer="layout" svg:width="2.499cm" svg:height="0.499cm" svg:x="4.25cm" svg:y="7.25cm" svg:viewBox="0 0 2500 500" draw:points="0,500 500,0 2500,0 2000,500">
          <text:p/>
        </draw:polygon>
        <draw:polygon draw:style-name="gr20" draw:text-style-name="P28" draw:layer="layout" svg:width="2.499cm" svg:height="0.499cm" svg:x="6.25cm" svg:y="7.25cm" svg:viewBox="0 0 2500 500" draw:points="0,500 500,0 2500,0 2000,500">
          <text:p/>
        </draw:polygon>
        <draw:custom-shape draw:style-name="gr18" draw:text-style-name="P27" draw:layer="layout" svg:width="2cm" svg:height="2cm" svg:x="1.25cm" svg:y="6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2cm" svg:height="2cm" svg:x="3.25cm" svg:y="6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2cm" svg:height="2cm" svg:x="5.25cm" svg:y="6.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2cm" svg:height="2cm" svg:x="1.25cm" svg:y="4.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2cm" svg:height="2cm" svg:x="3.25cm" svg:y="4.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2cm" svg:height="2cm" svg:x="5.25cm" svg:y="4.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2cm" svg:height="2cm" svg:x="1.25cm" svg:y="2.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2cm" svg:height="2cm" svg:x="3.25cm" svg:y="2.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2cm" svg:height="2cm" svg:x="5.25cm" svg:y="2.75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2.499cm" svg:height="0.499cm" svg:x="1.25cm" svg:y="2.25cm" svg:viewBox="0 0 2500 500" draw:points="0,500 500,0 2500,0 2000,500">
          <text:p/>
        </draw:polygon>
        <draw:polygon draw:style-name="gr9" draw:text-style-name="P3" draw:layer="layout" svg:width="2.499cm" svg:height="0.499cm" svg:x="3.25cm" svg:y="2.25cm" svg:viewBox="0 0 2500 500" draw:points="0,500 500,0 2500,0 2000,500">
          <text:p/>
        </draw:polygon>
        <draw:polygon draw:style-name="gr9" draw:text-style-name="P3" draw:layer="layout" svg:width="2.499cm" svg:height="0.499cm" svg:x="5.25cm" svg:y="2.25cm" svg:viewBox="0 0 2500 500" draw:points="0,500 500,0 2500,0 2000,500">
          <text:p/>
        </draw:polygon>
        <draw:polygon draw:style-name="gr9" draw:text-style-name="P3" draw:layer="layout" svg:width="2.499cm" svg:height="0.499cm" svg:x="1.75cm" svg:y="1.75cm" svg:viewBox="0 0 2500 500" draw:points="0,500 500,0 2500,0 2000,500">
          <text:p/>
        </draw:polygon>
        <draw:polygon draw:style-name="gr9" draw:text-style-name="P3" draw:layer="layout" svg:width="2.499cm" svg:height="0.499cm" svg:x="3.75cm" svg:y="1.75cm" svg:viewBox="0 0 2500 500" draw:points="0,500 500,0 2500,0 2000,500">
          <text:p/>
        </draw:polygon>
        <draw:polygon draw:style-name="gr9" draw:text-style-name="P3" draw:layer="layout" svg:width="2.499cm" svg:height="0.499cm" svg:x="5.75cm" svg:y="1.75cm" svg:viewBox="0 0 2500 500" draw:points="0,500 500,0 2500,0 2000,500">
          <text:p/>
        </draw:polygon>
        <draw:polygon draw:style-name="gr9" draw:text-style-name="P3" draw:layer="layout" svg:width="2.499cm" svg:height="0.499cm" svg:x="2.25cm" svg:y="1.25cm" svg:viewBox="0 0 2500 500" draw:points="0,500 500,0 2500,0 2000,500">
          <text:p/>
        </draw:polygon>
        <draw:polygon draw:style-name="gr9" draw:text-style-name="P3" draw:layer="layout" svg:width="2.499cm" svg:height="0.499cm" svg:x="4.25cm" svg:y="1.25cm" svg:viewBox="0 0 2500 500" draw:points="0,500 500,0 2500,0 2000,500">
          <text:p/>
        </draw:polygon>
        <draw:polygon draw:style-name="gr9" draw:text-style-name="P3" draw:layer="layout" svg:width="2.499cm" svg:height="0.499cm" svg:x="6.25cm" svg:y="1.25cm" svg:viewBox="0 0 2500 500" draw:points="0,500 500,0 2500,0 2000,500">
          <text:p/>
        </draw:polygon>
        <draw:polygon draw:style-name="gr9" draw:text-style-name="P3" draw:layer="layout" svg:width="0.499cm" svg:height="2.499cm" svg:x="7.25cm" svg:y="2.25cm" svg:viewBox="0 0 500 2500" draw:points="0,2500 0,500 500,0 500,2000">
          <text:p/>
        </draw:polygon>
        <draw:polygon draw:style-name="gr9" draw:text-style-name="P3" draw:layer="layout" svg:width="0.499cm" svg:height="2.499cm" svg:x="7.25cm" svg:y="4.25cm" svg:viewBox="0 0 500 2500" draw:points="0,2500 0,500 500,0 500,2000">
          <text:p/>
        </draw:polygon>
        <draw:polygon draw:style-name="gr19" draw:text-style-name="P27" draw:layer="layout" svg:width="0.499cm" svg:height="2.499cm" svg:x="7.25cm" svg:y="6.25cm" svg:viewBox="0 0 500 2500" draw:points="0,2500 0,500 500,0 500,2000">
          <text:p/>
        </draw:polygon>
        <draw:polygon draw:style-name="gr9" draw:text-style-name="P3" draw:layer="layout" svg:width="0.499cm" svg:height="2.499cm" svg:x="7.75cm" svg:y="1.75cm" svg:viewBox="0 0 500 2500" draw:points="0,2500 0,500 500,0 500,2000">
          <text:p/>
        </draw:polygon>
        <draw:polygon draw:style-name="gr9" draw:text-style-name="P3" draw:layer="layout" svg:width="0.499cm" svg:height="2.499cm" svg:x="7.75cm" svg:y="3.75cm" svg:viewBox="0 0 500 2500" draw:points="0,2500 0,500 500,0 500,2000">
          <text:p/>
        </draw:polygon>
        <draw:polygon draw:style-name="gr19" draw:text-style-name="P27" draw:layer="layout" svg:width="0.499cm" svg:height="2.499cm" svg:x="7.75cm" svg:y="5.75cm" svg:viewBox="0 0 500 2500" draw:points="0,2500 0,500 500,0 500,2000">
          <text:p/>
        </draw:polygon>
        <draw:polygon draw:style-name="gr9" draw:text-style-name="P3" draw:layer="layout" svg:width="0.499cm" svg:height="2.499cm" svg:x="8.25cm" svg:y="1.25cm" svg:viewBox="0 0 500 2500" draw:points="0,2500 0,500 500,0 500,2000">
          <text:p/>
        </draw:polygon>
        <draw:polygon draw:style-name="gr9" draw:text-style-name="P3" draw:layer="layout" svg:width="0.499cm" svg:height="2.499cm" svg:x="8.25cm" svg:y="3.25cm" svg:viewBox="0 0 500 2500" draw:points="0,2500 0,500 500,0 500,2000">
          <text:p/>
        </draw:polygon>
        <draw:polygon draw:style-name="gr19" draw:text-style-name="P27" draw:layer="layout" svg:width="0.499cm" svg:height="2.499cm" svg:x="8.25cm" svg:y="5.25cm" svg:viewBox="0 0 500 2500" draw:points="0,2500 0,500 500,0 500,2000">
          <text:p/>
        </draw:polygon>
      </draw:page>
      <draw:page draw:name="page5" draw:style-name="dp1" draw:master-page-name="Standard">
        <draw:custom-shape draw:style-name="gr22" draw:text-style-name="P27" draw:layer="layout" svg:width="2cm" svg:height="2cm" svg:x="2.75cm" svg:y="3.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2cm" svg:height="2cm" svg:x="4.75cm" svg:y="3.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2cm" svg:height="2cm" svg:x="6.75cm" svg:y="3.25cm">
          <text:p/>
          <draw:enhanced-geometry svg:viewBox="0 0 21600 21600" draw:type="rectangle" draw:enhanced-path="M 0 0 L 21600 0 21600 21600 0 21600 0 0 Z N"/>
        </draw:custom-shape>
        <draw:polygon draw:style-name="gr23" draw:text-style-name="P27" draw:layer="layout" svg:width="0.499cm" svg:height="2.499cm" svg:x="1.25cm" svg:y="4.25cm" svg:viewBox="0 0 500 2500" draw:points="0,2500 0,500 500,0 500,2000">
          <text:p/>
        </draw:polygon>
        <draw:polygon draw:style-name="gr23" draw:text-style-name="P27" draw:layer="layout" svg:width="0.499cm" svg:height="2.499cm" svg:x="1.75cm" svg:y="3.75cm" svg:viewBox="0 0 500 2500" draw:points="0,2500 0,500 500,0 500,2000">
          <text:p/>
        </draw:polygon>
        <draw:polygon draw:style-name="gr23" draw:text-style-name="P27" draw:layer="layout" svg:width="0.499cm" svg:height="2.499cm" svg:x="2.25cm" svg:y="3.25cm" svg:viewBox="0 0 500 2500" draw:points="0,2500 0,500 500,0 500,2000">
          <text:p/>
        </draw:polygon>
        <draw:polygon draw:style-name="gr24" draw:text-style-name="P28" draw:layer="layout" svg:width="2.499cm" svg:height="0.499cm" svg:x="1.25cm" svg:y="6.25cm" svg:viewBox="0 0 2500 500" draw:points="0,500 500,0 2500,0 2000,500">
          <text:p/>
        </draw:polygon>
        <draw:polygon draw:style-name="gr24" draw:text-style-name="P28" draw:layer="layout" svg:width="2.499cm" svg:height="0.499cm" svg:x="3.25cm" svg:y="6.25cm" svg:viewBox="0 0 2500 500" draw:points="0,500 500,0 2500,0 2000,500">
          <text:p/>
        </draw:polygon>
        <draw:polygon draw:style-name="gr24" draw:text-style-name="P28" draw:layer="layout" svg:width="2.499cm" svg:height="0.499cm" svg:x="5.25cm" svg:y="6.25cm" svg:viewBox="0 0 2500 500" draw:points="0,500 500,0 2500,0 2000,500">
          <text:p/>
        </draw:polygon>
        <draw:polygon draw:style-name="gr24" draw:text-style-name="P28" draw:layer="layout" svg:width="2.499cm" svg:height="0.499cm" svg:x="1.75cm" svg:y="5.75cm" svg:viewBox="0 0 2500 500" draw:points="0,500 500,0 2500,0 2000,500">
          <text:p/>
        </draw:polygon>
        <draw:polygon draw:style-name="gr24" draw:text-style-name="P28" draw:layer="layout" svg:width="2.499cm" svg:height="0.499cm" svg:x="3.75cm" svg:y="5.75cm" svg:viewBox="0 0 2500 500" draw:points="0,500 500,0 2500,0 2000,500">
          <text:p/>
        </draw:polygon>
        <draw:polygon draw:style-name="gr24" draw:text-style-name="P28" draw:layer="layout" svg:width="2.499cm" svg:height="0.499cm" svg:x="5.75cm" svg:y="5.75cm" svg:viewBox="0 0 2500 500" draw:points="0,500 500,0 2500,0 2000,500">
          <text:p/>
        </draw:polygon>
        <draw:polygon draw:style-name="gr24" draw:text-style-name="P28" draw:layer="layout" svg:width="2.499cm" svg:height="0.499cm" svg:x="2.25cm" svg:y="5.25cm" svg:viewBox="0 0 2500 500" draw:points="0,500 500,0 2500,0 2000,500">
          <text:p/>
        </draw:polygon>
        <draw:polygon draw:style-name="gr24" draw:text-style-name="P28" draw:layer="layout" svg:width="2.499cm" svg:height="0.499cm" svg:x="4.25cm" svg:y="5.25cm" svg:viewBox="0 0 2500 500" draw:points="0,500 500,0 2500,0 2000,500">
          <text:p/>
        </draw:polygon>
        <draw:polygon draw:style-name="gr24" draw:text-style-name="P28" draw:layer="layout" svg:width="2.499cm" svg:height="0.499cm" svg:x="6.25cm" svg:y="5.25cm" svg:viewBox="0 0 2500 500" draw:points="0,500 500,0 2500,0 2000,500">
          <text:p/>
        </draw:polygon>
        <draw:custom-shape draw:style-name="gr22" draw:text-style-name="P27" draw:layer="layout" svg:width="2cm" svg:height="2cm" svg:x="1.25cm" svg:y="4.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2cm" svg:height="2cm" svg:x="3.25cm" svg:y="4.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2cm" svg:height="2cm" svg:x="5.25cm" svg:y="4.75cm">
          <text:p/>
          <draw:enhanced-geometry svg:viewBox="0 0 21600 21600" draw:type="rectangle" draw:enhanced-path="M 0 0 L 21600 0 21600 21600 0 21600 0 0 Z N"/>
        </draw:custom-shape>
        <draw:polygon draw:style-name="gr23" draw:text-style-name="P27" draw:layer="layout" svg:width="0.499cm" svg:height="2.499cm" svg:x="7.25cm" svg:y="4.25cm" svg:viewBox="0 0 500 2500" draw:points="0,2500 0,500 500,0 500,2000">
          <text:p/>
        </draw:polygon>
        <draw:polygon draw:style-name="gr23" draw:text-style-name="P27" draw:layer="layout" svg:width="0.499cm" svg:height="2.499cm" svg:x="7.75cm" svg:y="3.75cm" svg:viewBox="0 0 500 2500" draw:points="0,2500 0,500 500,0 500,2000">
          <text:p/>
        </draw:polygon>
        <draw:polygon draw:style-name="gr23" draw:text-style-name="P27" draw:layer="layout" svg:width="0.499cm" svg:height="2.499cm" svg:x="8.25cm" svg:y="3.25cm" svg:viewBox="0 0 500 2500" draw:points="0,2500 0,500 500,0 500,2000">
          <text:p/>
        </draw:polygon>
        <draw:custom-shape draw:style-name="gr22" draw:text-style-name="P27" draw:layer="layout" svg:width="2cm" svg:height="2cm" svg:x="2.75cm" svg:y="5.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2cm" svg:height="2cm" svg:x="4.75cm" svg:y="5.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2cm" svg:height="2cm" svg:x="6.75cm" svg:y="5.25cm">
          <text:p/>
          <draw:enhanced-geometry svg:viewBox="0 0 21600 21600" draw:type="rectangle" draw:enhanced-path="M 0 0 L 21600 0 21600 21600 0 21600 0 0 Z N"/>
        </draw:custom-shape>
        <draw:polygon draw:style-name="gr23" draw:text-style-name="P27" draw:layer="layout" svg:width="0.499cm" svg:height="2.499cm" svg:x="1.25cm" svg:y="6.25cm" svg:viewBox="0 0 500 2500" draw:points="0,2500 0,500 500,0 500,2000">
          <text:p/>
        </draw:polygon>
        <draw:polygon draw:style-name="gr23" draw:text-style-name="P27" draw:layer="layout" svg:width="0.499cm" svg:height="2.499cm" svg:x="1.75cm" svg:y="5.75cm" svg:viewBox="0 0 500 2500" draw:points="0,2500 0,500 500,0 500,2000">
          <text:p/>
        </draw:polygon>
        <draw:polygon draw:style-name="gr23" draw:text-style-name="P27" draw:layer="layout" svg:width="0.499cm" svg:height="2.499cm" svg:x="2.25cm" svg:y="5.25cm" svg:viewBox="0 0 500 2500" draw:points="0,2500 0,500 500,0 500,2000">
          <text:p/>
        </draw:polygon>
        <draw:polygon draw:style-name="gr24" draw:text-style-name="P28" draw:layer="layout" svg:width="2.499cm" svg:height="0.499cm" svg:x="1.25cm" svg:y="8.25cm" svg:viewBox="0 0 2500 500" draw:points="0,500 500,0 2500,0 2000,500">
          <text:p/>
        </draw:polygon>
        <draw:polygon draw:style-name="gr24" draw:text-style-name="P28" draw:layer="layout" svg:width="2.499cm" svg:height="0.499cm" svg:x="3.25cm" svg:y="8.25cm" svg:viewBox="0 0 2500 500" draw:points="0,500 500,0 2500,0 2000,500">
          <text:p/>
        </draw:polygon>
        <draw:polygon draw:style-name="gr24" draw:text-style-name="P28" draw:layer="layout" svg:width="2.499cm" svg:height="0.499cm" svg:x="5.25cm" svg:y="8.25cm" svg:viewBox="0 0 2500 500" draw:points="0,500 500,0 2500,0 2000,500">
          <text:p/>
        </draw:polygon>
        <draw:polygon draw:style-name="gr24" draw:text-style-name="P28" draw:layer="layout" svg:width="2.499cm" svg:height="0.499cm" svg:x="1.75cm" svg:y="7.75cm" svg:viewBox="0 0 2500 500" draw:points="0,500 500,0 2500,0 2000,500">
          <text:p/>
        </draw:polygon>
        <draw:polygon draw:style-name="gr24" draw:text-style-name="P28" draw:layer="layout" svg:width="2.499cm" svg:height="0.499cm" svg:x="3.75cm" svg:y="7.75cm" svg:viewBox="0 0 2500 500" draw:points="0,500 500,0 2500,0 2000,500">
          <text:p/>
        </draw:polygon>
        <draw:polygon draw:style-name="gr24" draw:text-style-name="P28" draw:layer="layout" svg:width="2.499cm" svg:height="0.499cm" svg:x="5.75cm" svg:y="7.75cm" svg:viewBox="0 0 2500 500" draw:points="0,500 500,0 2500,0 2000,500">
          <text:p/>
        </draw:polygon>
        <draw:polygon draw:style-name="gr24" draw:text-style-name="P28" draw:layer="layout" svg:width="2.499cm" svg:height="0.499cm" svg:x="2.25cm" svg:y="7.25cm" svg:viewBox="0 0 2500 500" draw:points="0,500 500,0 2500,0 2000,500">
          <text:p/>
        </draw:polygon>
        <draw:polygon draw:style-name="gr24" draw:text-style-name="P28" draw:layer="layout" svg:width="2.499cm" svg:height="0.499cm" svg:x="4.25cm" svg:y="7.25cm" svg:viewBox="0 0 2500 500" draw:points="0,500 500,0 2500,0 2000,500">
          <text:p/>
        </draw:polygon>
        <draw:polygon draw:style-name="gr24" draw:text-style-name="P28" draw:layer="layout" svg:width="2.499cm" svg:height="0.499cm" svg:x="6.25cm" svg:y="7.25cm" svg:viewBox="0 0 2500 500" draw:points="0,500 500,0 2500,0 2000,500">
          <text:p/>
        </draw:polygon>
        <draw:custom-shape draw:style-name="gr22" draw:text-style-name="P27" draw:layer="layout" svg:width="2cm" svg:height="2cm" svg:x="1.25cm" svg:y="6.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2cm" svg:height="2cm" svg:x="3.25cm" svg:y="6.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2cm" svg:height="2cm" svg:x="5.25cm" svg:y="6.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2cm" svg:height="2cm" svg:x="1.25cm" svg:y="2.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2cm" svg:height="2cm" svg:x="3.25cm" svg:y="2.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2cm" svg:height="2cm" svg:x="5.25cm" svg:y="2.75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2.499cm" svg:height="0.499cm" svg:x="1.25cm" svg:y="2.25cm" svg:viewBox="0 0 2500 500" draw:points="0,500 500,0 2500,0 2000,500">
          <text:p/>
        </draw:polygon>
        <draw:polygon draw:style-name="gr9" draw:text-style-name="P3" draw:layer="layout" svg:width="2.499cm" svg:height="0.499cm" svg:x="3.25cm" svg:y="2.25cm" svg:viewBox="0 0 2500 500" draw:points="0,500 500,0 2500,0 2000,500">
          <text:p/>
        </draw:polygon>
        <draw:polygon draw:style-name="gr9" draw:text-style-name="P3" draw:layer="layout" svg:width="2.499cm" svg:height="0.499cm" svg:x="5.25cm" svg:y="2.25cm" svg:viewBox="0 0 2500 500" draw:points="0,500 500,0 2500,0 2000,500">
          <text:p/>
        </draw:polygon>
        <draw:polygon draw:style-name="gr9" draw:text-style-name="P3" draw:layer="layout" svg:width="2.499cm" svg:height="0.499cm" svg:x="1.75cm" svg:y="1.75cm" svg:viewBox="0 0 2500 500" draw:points="0,500 500,0 2500,0 2000,500">
          <text:p/>
        </draw:polygon>
        <draw:polygon draw:style-name="gr9" draw:text-style-name="P3" draw:layer="layout" svg:width="2.499cm" svg:height="0.499cm" svg:x="3.75cm" svg:y="1.75cm" svg:viewBox="0 0 2500 500" draw:points="0,500 500,0 2500,0 2000,500">
          <text:p/>
        </draw:polygon>
        <draw:polygon draw:style-name="gr9" draw:text-style-name="P3" draw:layer="layout" svg:width="2.499cm" svg:height="0.499cm" svg:x="5.75cm" svg:y="1.75cm" svg:viewBox="0 0 2500 500" draw:points="0,500 500,0 2500,0 2000,500">
          <text:p/>
        </draw:polygon>
        <draw:polygon draw:style-name="gr9" draw:text-style-name="P3" draw:layer="layout" svg:width="2.499cm" svg:height="0.499cm" svg:x="2.25cm" svg:y="1.25cm" svg:viewBox="0 0 2500 500" draw:points="0,500 500,0 2500,0 2000,500">
          <text:p/>
        </draw:polygon>
        <draw:polygon draw:style-name="gr9" draw:text-style-name="P3" draw:layer="layout" svg:width="2.499cm" svg:height="0.499cm" svg:x="4.25cm" svg:y="1.25cm" svg:viewBox="0 0 2500 500" draw:points="0,500 500,0 2500,0 2000,500">
          <text:p/>
        </draw:polygon>
        <draw:polygon draw:style-name="gr9" draw:text-style-name="P3" draw:layer="layout" svg:width="2.499cm" svg:height="0.499cm" svg:x="6.25cm" svg:y="1.25cm" svg:viewBox="0 0 2500 500" draw:points="0,500 500,0 2500,0 2000,500">
          <text:p/>
        </draw:polygon>
        <draw:polygon draw:style-name="gr9" draw:text-style-name="P3" draw:layer="layout" svg:width="0.499cm" svg:height="2.499cm" svg:x="7.25cm" svg:y="2.25cm" svg:viewBox="0 0 500 2500" draw:points="0,2500 0,500 500,0 500,2000">
          <text:p/>
        </draw:polygon>
        <draw:polygon draw:style-name="gr23" draw:text-style-name="P27" draw:layer="layout" svg:width="0.499cm" svg:height="2.499cm" svg:x="7.25cm" svg:y="6.25cm" svg:viewBox="0 0 500 2500" draw:points="0,2500 0,500 500,0 500,2000">
          <text:p/>
        </draw:polygon>
        <draw:polygon draw:style-name="gr9" draw:text-style-name="P3" draw:layer="layout" svg:width="0.499cm" svg:height="2.499cm" svg:x="7.75cm" svg:y="1.75cm" svg:viewBox="0 0 500 2500" draw:points="0,2500 0,500 500,0 500,2000">
          <text:p/>
        </draw:polygon>
        <draw:polygon draw:style-name="gr23" draw:text-style-name="P27" draw:layer="layout" svg:width="0.499cm" svg:height="2.499cm" svg:x="7.75cm" svg:y="5.75cm" svg:viewBox="0 0 500 2500" draw:points="0,2500 0,500 500,0 500,2000">
          <text:p/>
        </draw:polygon>
        <draw:polygon draw:style-name="gr9" draw:text-style-name="P3" draw:layer="layout" svg:width="0.499cm" svg:height="2.499cm" svg:x="8.25cm" svg:y="1.25cm" svg:viewBox="0 0 500 2500" draw:points="0,2500 0,500 500,0 500,2000">
          <text:p/>
        </draw:polygon>
        <draw:polygon draw:style-name="gr23" draw:text-style-name="P27" draw:layer="layout" svg:width="0.499cm" svg:height="2.499cm" svg:x="8.25cm" svg:y="5.25cm" svg:viewBox="0 0 500 2500" draw:points="0,2500 0,500 500,0 500,2000">
          <text:p/>
        </draw:polygon>
      </draw:page>
      <draw:page draw:name="page6" draw:style-name="dp1" draw:master-page-name="Standard">
        <draw:custom-shape draw:style-name="gr25" draw:text-style-name="P3" xml:id="id7" draw:id="id7" draw:layer="layout" svg:width="1.333cm" svg:height="1.334cm" svg:x="1cm" svg:y="3.3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xml:id="id1" draw:id="id1" draw:layer="layout" svg:width="1.334cm" svg:height="1.334cm" svg:x="2.333cm" svg:y="3.33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xml:id="id9" draw:id="id9" draw:layer="layout" svg:width="1.333cm" svg:height="1.334cm" svg:x="3.667cm" svg:y="3.33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333cm" svg:height="1.333cm" svg:x="1cm" svg:y="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1.334cm" svg:height="1.333cm" svg:x="2.333cm" svg:y="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333cm" svg:height="1.333cm" svg:x="3.667cm" svg:y="2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1.666cm" svg:height="0.332cm" svg:x="1cm" svg:y="1.667cm" svg:viewBox="0 0 1667 333" draw:points="0,333 333,0 1667,0 1333,333">
          <text:p/>
        </draw:polygon>
        <draw:polygon draw:style-name="gr9" draw:text-style-name="P3" draw:layer="layout" svg:width="1.666cm" svg:height="0.332cm" svg:x="2.333cm" svg:y="1.667cm" svg:viewBox="0 0 1667 333" draw:points="0,333 333,0 1667,0 1333,333">
          <text:p/>
        </draw:polygon>
        <draw:polygon draw:style-name="gr9" draw:text-style-name="P3" draw:layer="layout" svg:width="1.666cm" svg:height="0.332cm" svg:x="3.667cm" svg:y="1.667cm" svg:viewBox="0 0 1667 333" draw:points="0,333 333,0 1667,0 1333,333">
          <text:p/>
        </draw:polygon>
        <draw:polygon draw:style-name="gr9" draw:text-style-name="P3" draw:layer="layout" svg:width="1.666cm" svg:height="0.332cm" svg:x="1.333cm" svg:y="1.333cm" svg:viewBox="0 0 1667 333" draw:points="0,333 333,0 1667,0 1333,333">
          <text:p/>
        </draw:polygon>
        <draw:polygon draw:style-name="gr9" draw:text-style-name="P3" draw:layer="layout" svg:width="1.666cm" svg:height="0.332cm" svg:x="2.667cm" svg:y="1.333cm" svg:viewBox="0 0 1667 333" draw:points="0,333 333,0 1667,0 1333,333">
          <text:p/>
        </draw:polygon>
        <draw:polygon draw:style-name="gr9" draw:text-style-name="P3" draw:layer="layout" svg:width="1.666cm" svg:height="0.332cm" svg:x="4cm" svg:y="1.333cm" svg:viewBox="0 0 1667 333" draw:points="0,333 333,0 1667,0 1333,333">
          <text:p/>
        </draw:polygon>
        <draw:polygon draw:style-name="gr9" draw:text-style-name="P3" draw:layer="layout" svg:width="1.666cm" svg:height="0.332cm" svg:x="1.667cm" svg:y="1cm" svg:viewBox="0 0 1667 333" draw:points="0,333 333,0 1667,0 1333,333">
          <text:p/>
        </draw:polygon>
        <draw:polygon draw:style-name="gr9" draw:text-style-name="P3" draw:layer="layout" svg:width="1.666cm" svg:height="0.332cm" svg:x="3cm" svg:y="1cm" svg:viewBox="0 0 1667 333" draw:points="0,333 333,0 1667,0 1333,333">
          <text:p/>
        </draw:polygon>
        <draw:polygon draw:style-name="gr9" draw:text-style-name="P3" draw:layer="layout" svg:width="1.666cm" svg:height="0.332cm" svg:x="4.333cm" svg:y="1cm" svg:viewBox="0 0 1667 333" draw:points="0,333 333,0 1667,0 1333,333">
          <text:p/>
        </draw:polygon>
        <draw:polygon draw:style-name="gr9" draw:text-style-name="P3" draw:layer="layout" svg:width="0.332cm" svg:height="1.666cm" svg:x="5cm" svg:y="1.667cm" svg:viewBox="0 0 333 1667" draw:points="0,1667 0,333 333,0 333,1333">
          <text:p/>
        </draw:polygon>
        <draw:polygon draw:style-name="gr9" draw:text-style-name="P3" draw:layer="layout" svg:width="0.332cm" svg:height="1.666cm" svg:x="5cm" svg:y="3cm" svg:viewBox="0 0 333 1667" draw:points="0,1667 0,333 333,0 333,1333">
          <text:p/>
        </draw:polygon>
        <draw:polygon draw:style-name="gr9" draw:text-style-name="P3" draw:layer="layout" svg:width="0.332cm" svg:height="1.666cm" svg:x="5.333cm" svg:y="1.333cm" svg:viewBox="0 0 333 1667" draw:points="0,1667 0,333 333,0 333,1333">
          <text:p/>
        </draw:polygon>
        <draw:polygon draw:style-name="gr9" draw:text-style-name="P3" draw:layer="layout" svg:width="0.332cm" svg:height="1.666cm" svg:x="5.333cm" svg:y="2.667cm" svg:viewBox="0 0 333 1667" draw:points="0,1667 0,333 333,0 333,1333">
          <text:p/>
        </draw:polygon>
        <draw:polygon draw:style-name="gr9" draw:text-style-name="P3" xml:id="id4" draw:id="id4" draw:layer="layout" svg:width="0.332cm" svg:height="1.666cm" svg:x="5.667cm" svg:y="1cm" svg:viewBox="0 0 333 1667" draw:points="0,1667 0,333 333,0 333,1333">
          <text:p/>
        </draw:polygon>
        <draw:polygon draw:style-name="gr9" draw:text-style-name="P3" xml:id="id6" draw:id="id6" draw:layer="layout" svg:width="0.332cm" svg:height="1.666cm" svg:x="5.667cm" svg:y="2.333cm" svg:viewBox="0 0 333 1667" draw:points="0,1667 0,333 333,0 333,1333">
          <text:p/>
        </draw:polygon>
        <draw:custom-shape draw:style-name="gr28" draw:text-style-name="P3" xml:id="id8" draw:id="id8" draw:layer="layout" svg:width="1.334cm" svg:height="1.333cm" svg:x="5.333cm" svg:y="7.6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333cm" svg:height="1.333cm" svg:x="6.667cm" svg:y="7.6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xml:id="id2" draw:id="id2" draw:layer="layout" svg:width="1.334cm" svg:height="1.334cm" svg:x="5.333cm" svg:y="6.33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.333cm" svg:height="1.334cm" svg:x="6.667cm" svg:y="6.3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xml:id="id10" draw:id="id10" draw:layer="layout" svg:width="1.334cm" svg:height="1.333cm" svg:x="5.333cm" svg:y="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333cm" svg:height="1.333cm" svg:x="6.667cm" svg:y="5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1.666cm" svg:height="0.332cm" svg:x="5.333cm" svg:y="4.667cm" svg:viewBox="0 0 1667 333" draw:points="0,333 333,0 1667,0 1333,333">
          <text:p/>
        </draw:polygon>
        <draw:polygon draw:style-name="gr9" draw:text-style-name="P3" draw:layer="layout" svg:width="1.666cm" svg:height="0.332cm" svg:x="6.667cm" svg:y="4.667cm" svg:viewBox="0 0 1667 333" draw:points="0,333 333,0 1667,0 1333,333">
          <text:p/>
        </draw:polygon>
        <draw:polygon draw:style-name="gr9" draw:text-style-name="P3" draw:layer="layout" svg:width="1.666cm" svg:height="0.332cm" svg:x="5.667cm" svg:y="4.333cm" svg:viewBox="0 0 1667 333" draw:points="0,333 333,0 1667,0 1333,333">
          <text:p/>
        </draw:polygon>
        <draw:polygon draw:style-name="gr9" draw:text-style-name="P3" draw:layer="layout" svg:width="1.666cm" svg:height="0.332cm" svg:x="7cm" svg:y="4.333cm" svg:viewBox="0 0 1667 333" draw:points="0,333 333,0 1667,0 1333,333">
          <text:p/>
        </draw:polygon>
        <draw:polygon draw:style-name="gr9" draw:text-style-name="P3" xml:id="id5" draw:id="id5" draw:layer="layout" svg:width="1.666cm" svg:height="0.332cm" svg:x="6cm" svg:y="4cm" svg:viewBox="0 0 1667 333" draw:points="0,333 333,0 1667,0 1333,333">
          <text:p/>
        </draw:polygon>
        <draw:polygon draw:style-name="gr9" draw:text-style-name="P3" xml:id="id3" draw:id="id3" draw:layer="layout" svg:width="1.666cm" svg:height="0.332cm" svg:x="7.333cm" svg:y="4cm" svg:viewBox="0 0 1667 333" draw:points="0,333 333,0 1667,0 1333,333">
          <text:p/>
        </draw:polygon>
        <draw:polygon draw:style-name="gr9" draw:text-style-name="P3" draw:layer="layout" svg:width="0.332cm" svg:height="1.666cm" svg:x="8cm" svg:y="4.667cm" svg:viewBox="0 0 333 1667" draw:points="0,1667 0,333 333,0 333,1333">
          <text:p/>
        </draw:polygon>
        <draw:polygon draw:style-name="gr9" draw:text-style-name="P3" draw:layer="layout" svg:width="0.332cm" svg:height="1.666cm" svg:x="8cm" svg:y="6cm" svg:viewBox="0 0 333 1667" draw:points="0,1667 0,333 333,0 333,1333">
          <text:p/>
        </draw:polygon>
        <draw:polygon draw:style-name="gr9" draw:text-style-name="P3" draw:layer="layout" svg:width="0.332cm" svg:height="1.666cm" svg:x="8cm" svg:y="7.333cm" svg:viewBox="0 0 333 1667" draw:points="0,1667 0,333 333,0 333,1333">
          <text:p/>
        </draw:polygon>
        <draw:polygon draw:style-name="gr9" draw:text-style-name="P3" draw:layer="layout" svg:width="0.332cm" svg:height="1.666cm" svg:x="8.333cm" svg:y="4.333cm" svg:viewBox="0 0 333 1667" draw:points="0,1667 0,333 333,0 333,1333">
          <text:p/>
        </draw:polygon>
        <draw:polygon draw:style-name="gr9" draw:text-style-name="P3" draw:layer="layout" svg:width="0.332cm" svg:height="1.666cm" svg:x="8.333cm" svg:y="5.667cm" svg:viewBox="0 0 333 1667" draw:points="0,1667 0,333 333,0 333,1333">
          <text:p/>
        </draw:polygon>
        <draw:polygon draw:style-name="gr9" draw:text-style-name="P3" draw:layer="layout" svg:width="0.332cm" svg:height="1.666cm" svg:x="8.333cm" svg:y="7cm" svg:viewBox="0 0 333 1667" draw:points="0,1667 0,333 333,0 333,1333">
          <text:p/>
        </draw:polygon>
        <draw:polygon draw:style-name="gr9" draw:text-style-name="P3" draw:layer="layout" svg:width="0.332cm" svg:height="1.666cm" svg:x="8.667cm" svg:y="4cm" svg:viewBox="0 0 333 1667" draw:points="0,1667 0,333 333,0 333,1333">
          <text:p/>
        </draw:polygon>
        <draw:polygon draw:style-name="gr9" draw:text-style-name="P3" draw:layer="layout" svg:width="0.332cm" svg:height="1.666cm" svg:x="8.667cm" svg:y="5.333cm" svg:viewBox="0 0 333 1667" draw:points="0,1667 0,333 333,0 333,1333">
          <text:p/>
        </draw:polygon>
        <draw:polygon draw:style-name="gr9" draw:text-style-name="P3" draw:layer="layout" svg:width="0.332cm" svg:height="1.666cm" svg:x="8.667cm" svg:y="6.667cm" svg:viewBox="0 0 333 1667" draw:points="0,1667 0,333 333,0 333,1333">
          <text:p/>
        </draw:polygon>
        <draw:connector draw:style-name="gr29" draw:text-style-name="P27" draw:layer="layout" draw:type="curve" svg:x1="3cm" svg:y1="4.667cm" svg:x2="5.333cm" svg:y2="7cm" draw:start-shape="id1" draw:start-glue-point="2" draw:end-shape="id2" draw:end-glue-point="3" svg:d="M3000 4667c0 1556 777 2333 2333 2333" svg:viewBox="0 0 2334 2334">
          <text:p/>
        </draw:connector>
        <draw:connector draw:style-name="gr30" draw:text-style-name="P27" draw:layer="layout" draw:type="curve" svg:x1="8.166cm" svg:y1="4cm" svg:x2="6cm" svg:y2="1.833cm" draw:start-shape="id3" draw:start-glue-point="0" draw:end-shape="id4" draw:end-glue-point="1" svg:d="M8166 4000c0-1445-722-2167-2166-2167" svg:viewBox="0 0 2167 2168">
          <text:p/>
        </draw:connector>
        <draw:connector draw:style-name="gr31" draw:text-style-name="P27" draw:layer="layout" draw:type="curve" svg:x1="6.833cm" svg:y1="4cm" svg:x2="6cm" svg:y2="3.166cm" draw:start-shape="id5" draw:start-glue-point="0" draw:end-shape="id6" draw:end-glue-point="1" svg:d="M6833 4000c0-556-277-834-833-834" svg:viewBox="0 0 834 835">
          <text:p/>
        </draw:connector>
        <draw:connector draw:style-name="gr32" draw:text-style-name="P27" draw:layer="layout" draw:type="curve" svg:x1="1.666cm" svg:y1="4.667cm" svg:x2="5.333cm" svg:y2="8.333cm" draw:start-shape="id7" draw:start-glue-point="2" draw:end-shape="id8" draw:end-glue-point="3" svg:d="M1666 4667c0 2444 1222 3666 3667 3666" svg:viewBox="0 0 3668 3667">
          <text:p/>
        </draw:connector>
        <draw:connector draw:style-name="gr33" draw:text-style-name="P27" draw:layer="layout" draw:type="curve" svg:x1="4.333cm" svg:y1="4.667cm" svg:x2="5.333cm" svg:y2="5.666cm" draw:start-shape="id9" draw:start-glue-point="2" draw:end-shape="id10" draw:end-glue-point="3" svg:d="M4333 4667c0 666 333 999 1000 999" svg:viewBox="0 0 1001 1000">
          <text:p/>
        </draw:connector>
      </draw:page>
      <draw:page draw:name="page7" draw:style-name="dp1" draw:master-page-name="Standard">
        <draw:custom-shape draw:style-name="gr22" draw:text-style-name="P27" draw:layer="layout" svg:width="2cm" svg:height="2cm" svg:x="2.75cm" svg:y="3.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2cm" svg:height="2cm" svg:x="4.75cm" svg:y="3.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2cm" svg:height="2cm" svg:x="6.75cm" svg:y="3.25cm">
          <text:p/>
          <draw:enhanced-geometry svg:viewBox="0 0 21600 21600" draw:type="rectangle" draw:enhanced-path="M 0 0 L 21600 0 21600 21600 0 21600 0 0 Z N"/>
        </draw:custom-shape>
        <draw:polygon draw:style-name="gr23" draw:text-style-name="P27" draw:layer="layout" svg:width="0.499cm" svg:height="2.499cm" svg:x="1.25cm" svg:y="4.25cm" svg:viewBox="0 0 500 2500" draw:points="0,2500 0,500 500,0 500,2000">
          <text:p/>
        </draw:polygon>
        <draw:polygon draw:style-name="gr23" draw:text-style-name="P27" draw:layer="layout" svg:width="0.499cm" svg:height="2.499cm" svg:x="1.75cm" svg:y="3.75cm" svg:viewBox="0 0 500 2500" draw:points="0,2500 0,500 500,0 500,2000">
          <text:p/>
        </draw:polygon>
        <draw:polygon draw:style-name="gr23" draw:text-style-name="P27" draw:layer="layout" svg:width="0.499cm" svg:height="2.499cm" svg:x="2.25cm" svg:y="3.25cm" svg:viewBox="0 0 500 2500" draw:points="0,2500 0,500 500,0 500,2000">
          <text:p/>
        </draw:polygon>
        <draw:polygon draw:style-name="gr24" draw:text-style-name="P28" draw:layer="layout" svg:width="2.499cm" svg:height="0.499cm" svg:x="1.25cm" svg:y="6.25cm" svg:viewBox="0 0 2500 500" draw:points="0,500 500,0 2500,0 2000,500">
          <text:p/>
        </draw:polygon>
        <draw:polygon draw:style-name="gr24" draw:text-style-name="P28" draw:layer="layout" svg:width="2.499cm" svg:height="0.499cm" svg:x="3.25cm" svg:y="6.25cm" svg:viewBox="0 0 2500 500" draw:points="0,500 500,0 2500,0 2000,500">
          <text:p/>
        </draw:polygon>
        <draw:polygon draw:style-name="gr24" draw:text-style-name="P28" draw:layer="layout" svg:width="2.499cm" svg:height="0.499cm" svg:x="5.25cm" svg:y="6.25cm" svg:viewBox="0 0 2500 500" draw:points="0,500 500,0 2500,0 2000,500">
          <text:p/>
        </draw:polygon>
        <draw:polygon draw:style-name="gr24" draw:text-style-name="P28" draw:layer="layout" svg:width="2.499cm" svg:height="0.499cm" svg:x="1.75cm" svg:y="5.75cm" svg:viewBox="0 0 2500 500" draw:points="0,500 500,0 2500,0 2000,500">
          <text:p/>
        </draw:polygon>
        <draw:polygon draw:style-name="gr24" draw:text-style-name="P28" draw:layer="layout" svg:width="2.499cm" svg:height="0.499cm" svg:x="3.75cm" svg:y="5.75cm" svg:viewBox="0 0 2500 500" draw:points="0,500 500,0 2500,0 2000,500">
          <text:p/>
        </draw:polygon>
        <draw:polygon draw:style-name="gr24" draw:text-style-name="P28" draw:layer="layout" svg:width="2.499cm" svg:height="0.499cm" svg:x="5.75cm" svg:y="5.75cm" svg:viewBox="0 0 2500 500" draw:points="0,500 500,0 2500,0 2000,500">
          <text:p/>
        </draw:polygon>
        <draw:polygon draw:style-name="gr24" draw:text-style-name="P28" draw:layer="layout" svg:width="2.499cm" svg:height="0.499cm" svg:x="2.25cm" svg:y="5.25cm" svg:viewBox="0 0 2500 500" draw:points="0,500 500,0 2500,0 2000,500">
          <text:p/>
        </draw:polygon>
        <draw:polygon draw:style-name="gr24" draw:text-style-name="P28" draw:layer="layout" svg:width="2.499cm" svg:height="0.499cm" svg:x="4.25cm" svg:y="5.25cm" svg:viewBox="0 0 2500 500" draw:points="0,500 500,0 2500,0 2000,500">
          <text:p/>
        </draw:polygon>
        <draw:polygon draw:style-name="gr24" draw:text-style-name="P28" draw:layer="layout" svg:width="2.499cm" svg:height="0.499cm" svg:x="6.25cm" svg:y="5.25cm" svg:viewBox="0 0 2500 500" draw:points="0,500 500,0 2500,0 2000,500">
          <text:p/>
        </draw:polygon>
        <draw:custom-shape draw:style-name="gr22" draw:text-style-name="P27" draw:layer="layout" svg:width="2cm" svg:height="2cm" svg:x="1.25cm" svg:y="4.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2cm" svg:height="2cm" svg:x="3.25cm" svg:y="4.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2cm" svg:height="2cm" svg:x="5.25cm" svg:y="4.75cm">
          <text:p/>
          <draw:enhanced-geometry svg:viewBox="0 0 21600 21600" draw:type="rectangle" draw:enhanced-path="M 0 0 L 21600 0 21600 21600 0 21600 0 0 Z N"/>
        </draw:custom-shape>
        <draw:polygon draw:style-name="gr23" draw:text-style-name="P27" draw:layer="layout" svg:width="0.499cm" svg:height="2.499cm" svg:x="7.25cm" svg:y="4.25cm" svg:viewBox="0 0 500 2500" draw:points="0,2500 0,500 500,0 500,2000">
          <text:p/>
        </draw:polygon>
        <draw:polygon draw:style-name="gr23" draw:text-style-name="P27" draw:layer="layout" svg:width="0.499cm" svg:height="2.499cm" svg:x="7.75cm" svg:y="3.75cm" svg:viewBox="0 0 500 2500" draw:points="0,2500 0,500 500,0 500,2000">
          <text:p/>
        </draw:polygon>
        <draw:polygon draw:style-name="gr23" draw:text-style-name="P27" draw:layer="layout" svg:width="0.499cm" svg:height="2.499cm" svg:x="8.25cm" svg:y="3.25cm" svg:viewBox="0 0 500 2500" draw:points="0,2500 0,500 500,0 500,2000">
          <text:p/>
        </draw:polygon>
        <draw:custom-shape draw:style-name="gr22" draw:text-style-name="P27" draw:layer="layout" svg:width="2cm" svg:height="2cm" svg:x="2.75cm" svg:y="5.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2cm" svg:height="2cm" svg:x="4.75cm" svg:y="5.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2cm" svg:height="2cm" svg:x="6.75cm" svg:y="5.25cm">
          <text:p/>
          <draw:enhanced-geometry svg:viewBox="0 0 21600 21600" draw:type="rectangle" draw:enhanced-path="M 0 0 L 21600 0 21600 21600 0 21600 0 0 Z N"/>
        </draw:custom-shape>
        <draw:polygon draw:style-name="gr23" draw:text-style-name="P27" draw:layer="layout" svg:width="0.499cm" svg:height="2.499cm" svg:x="1.25cm" svg:y="6.25cm" svg:viewBox="0 0 500 2500" draw:points="0,2500 0,500 500,0 500,2000">
          <text:p/>
        </draw:polygon>
        <draw:polygon draw:style-name="gr23" draw:text-style-name="P27" draw:layer="layout" svg:width="0.499cm" svg:height="2.499cm" svg:x="1.75cm" svg:y="5.75cm" svg:viewBox="0 0 500 2500" draw:points="0,2500 0,500 500,0 500,2000">
          <text:p/>
        </draw:polygon>
        <draw:polygon draw:style-name="gr23" draw:text-style-name="P27" draw:layer="layout" svg:width="0.499cm" svg:height="2.499cm" svg:x="2.25cm" svg:y="5.25cm" svg:viewBox="0 0 500 2500" draw:points="0,2500 0,500 500,0 500,2000">
          <text:p/>
        </draw:polygon>
        <draw:polygon draw:style-name="gr24" draw:text-style-name="P28" draw:layer="layout" svg:width="2.499cm" svg:height="0.499cm" svg:x="1.25cm" svg:y="8.25cm" svg:viewBox="0 0 2500 500" draw:points="0,500 500,0 2500,0 2000,500">
          <text:p/>
        </draw:polygon>
        <draw:polygon draw:style-name="gr24" draw:text-style-name="P28" draw:layer="layout" svg:width="2.499cm" svg:height="0.499cm" svg:x="3.25cm" svg:y="8.25cm" svg:viewBox="0 0 2500 500" draw:points="0,500 500,0 2500,0 2000,500">
          <text:p/>
        </draw:polygon>
        <draw:polygon draw:style-name="gr24" draw:text-style-name="P28" draw:layer="layout" svg:width="2.499cm" svg:height="0.499cm" svg:x="5.25cm" svg:y="8.25cm" svg:viewBox="0 0 2500 500" draw:points="0,500 500,0 2500,0 2000,500">
          <text:p/>
        </draw:polygon>
        <draw:polygon draw:style-name="gr24" draw:text-style-name="P28" draw:layer="layout" svg:width="2.499cm" svg:height="0.499cm" svg:x="1.75cm" svg:y="7.75cm" svg:viewBox="0 0 2500 500" draw:points="0,500 500,0 2500,0 2000,500">
          <text:p/>
        </draw:polygon>
        <draw:polygon draw:style-name="gr24" draw:text-style-name="P28" draw:layer="layout" svg:width="2.499cm" svg:height="0.499cm" svg:x="3.75cm" svg:y="7.75cm" svg:viewBox="0 0 2500 500" draw:points="0,500 500,0 2500,0 2000,500">
          <text:p/>
        </draw:polygon>
        <draw:polygon draw:style-name="gr24" draw:text-style-name="P28" draw:layer="layout" svg:width="2.499cm" svg:height="0.499cm" svg:x="5.75cm" svg:y="7.75cm" svg:viewBox="0 0 2500 500" draw:points="0,500 500,0 2500,0 2000,500">
          <text:p/>
        </draw:polygon>
        <draw:polygon draw:style-name="gr24" draw:text-style-name="P28" draw:layer="layout" svg:width="2.499cm" svg:height="0.499cm" svg:x="2.25cm" svg:y="7.25cm" svg:viewBox="0 0 2500 500" draw:points="0,500 500,0 2500,0 2000,500">
          <text:p/>
        </draw:polygon>
        <draw:polygon draw:style-name="gr24" draw:text-style-name="P28" draw:layer="layout" svg:width="2.499cm" svg:height="0.499cm" svg:x="4.25cm" svg:y="7.25cm" svg:viewBox="0 0 2500 500" draw:points="0,500 500,0 2500,0 2000,500">
          <text:p/>
        </draw:polygon>
        <draw:polygon draw:style-name="gr24" draw:text-style-name="P28" draw:layer="layout" svg:width="2.499cm" svg:height="0.499cm" svg:x="6.25cm" svg:y="7.25cm" svg:viewBox="0 0 2500 500" draw:points="0,500 500,0 2500,0 2000,500">
          <text:p/>
        </draw:polygon>
        <draw:custom-shape draw:style-name="gr22" draw:text-style-name="P27" draw:layer="layout" svg:width="2cm" svg:height="2cm" svg:x="1.25cm" svg:y="6.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2cm" svg:height="2cm" svg:x="3.25cm" svg:y="6.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2cm" svg:height="2cm" svg:x="5.25cm" svg:y="6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cm" svg:height="0.5cm" svg:x="1.2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cm" svg:height="0.5cm" svg:x="3.25cm" svg:y="4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cm" svg:height="0.5cm" svg:x="5.25cm" svg:y="4.25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2.499cm" svg:height="0.499cm" svg:x="1.25cm" svg:y="2.25cm" svg:viewBox="0 0 2500 500" draw:points="0,500 500,0 2500,0 2000,500">
          <text:p/>
        </draw:polygon>
        <draw:polygon draw:style-name="gr9" draw:text-style-name="P3" draw:layer="layout" svg:width="2.499cm" svg:height="0.499cm" svg:x="3.25cm" svg:y="2.25cm" svg:viewBox="0 0 2500 500" draw:points="0,500 500,0 2500,0 2000,500">
          <text:p/>
        </draw:polygon>
        <draw:polygon draw:style-name="gr9" draw:text-style-name="P3" draw:layer="layout" svg:width="2.499cm" svg:height="0.499cm" svg:x="5.25cm" svg:y="2.25cm" svg:viewBox="0 0 2500 500" draw:points="0,500 500,0 2500,0 2000,500">
          <text:p/>
        </draw:polygon>
        <draw:polygon draw:style-name="gr9" draw:text-style-name="P3" draw:layer="layout" svg:width="2.499cm" svg:height="0.499cm" svg:x="1.75cm" svg:y="1.75cm" svg:viewBox="0 0 2500 500" draw:points="0,500 500,0 2500,0 2000,500">
          <text:p/>
        </draw:polygon>
        <draw:polygon draw:style-name="gr9" draw:text-style-name="P3" draw:layer="layout" svg:width="2.499cm" svg:height="0.499cm" svg:x="3.75cm" svg:y="1.75cm" svg:viewBox="0 0 2500 500" draw:points="0,500 500,0 2500,0 2000,500">
          <text:p/>
        </draw:polygon>
        <draw:polygon draw:style-name="gr9" draw:text-style-name="P3" draw:layer="layout" svg:width="2.499cm" svg:height="0.499cm" svg:x="5.75cm" svg:y="1.75cm" svg:viewBox="0 0 2500 500" draw:points="0,500 500,0 2500,0 2000,500">
          <text:p/>
        </draw:polygon>
        <draw:polygon draw:style-name="gr9" draw:text-style-name="P3" draw:layer="layout" svg:width="2.499cm" svg:height="0.499cm" svg:x="2.25cm" svg:y="1.25cm" svg:viewBox="0 0 2500 500" draw:points="0,500 500,0 2500,0 2000,500">
          <text:p/>
        </draw:polygon>
        <draw:polygon draw:style-name="gr9" draw:text-style-name="P3" draw:layer="layout" svg:width="2.499cm" svg:height="0.499cm" svg:x="4.25cm" svg:y="1.25cm" svg:viewBox="0 0 2500 500" draw:points="0,500 500,0 2500,0 2000,500">
          <text:p/>
        </draw:polygon>
        <draw:polygon draw:style-name="gr9" draw:text-style-name="P3" draw:layer="layout" svg:width="2.499cm" svg:height="0.499cm" svg:x="6.25cm" svg:y="1.25cm" svg:viewBox="0 0 2500 500" draw:points="0,500 500,0 2500,0 2000,500">
          <text:p/>
        </draw:polygon>
        <draw:polygon draw:style-name="gr9" draw:text-style-name="P3" draw:layer="layout" svg:width="0.499cm" svg:height="0.999cm" svg:x="7.25cm" svg:y="3.75cm" svg:viewBox="0 0 500 1000" draw:points="0,1000 0,500 500,0 500,500">
          <text:p/>
        </draw:polygon>
        <draw:polygon draw:style-name="gr23" draw:text-style-name="P27" draw:layer="layout" svg:width="0.499cm" svg:height="2.499cm" svg:x="7.25cm" svg:y="6.25cm" svg:viewBox="0 0 500 2500" draw:points="0,2500 0,500 500,0 500,2000">
          <text:p/>
        </draw:polygon>
        <draw:polygon draw:style-name="gr23" draw:text-style-name="P27" draw:layer="layout" svg:width="0.499cm" svg:height="2.499cm" svg:x="7.75cm" svg:y="5.75cm" svg:viewBox="0 0 500 2500" draw:points="0,2500 0,500 500,0 500,2000">
          <text:p/>
        </draw:polygon>
        <draw:polygon draw:style-name="gr23" draw:text-style-name="P27" draw:layer="layout" svg:width="0.499cm" svg:height="2.499cm" svg:x="8.25cm" svg:y="5.25cm" svg:viewBox="0 0 500 2500" draw:points="0,2500 0,500 500,0 500,2000">
          <text:p/>
        </draw:polygon>
        <draw:custom-shape draw:style-name="gr34" draw:text-style-name="P3" draw:layer="layout" svg:width="2cm" svg:height="0.5cm" svg:x="1.2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cm" svg:height="0.5cm" svg:x="3.2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cm" svg:height="0.5cm" svg:x="5.25cm" svg:y="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cm" svg:height="0.5cm" svg:x="1.25cm" svg:y="3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cm" svg:height="0.5cm" svg:x="3.25cm" svg:y="3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cm" svg:height="0.5cm" svg:x="5.25cm" svg:y="3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cm" svg:height="0.5cm" svg:x="1.25cm" svg:y="2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cm" svg:height="0.5cm" svg:x="3.25cm" svg:y="2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cm" svg:height="0.5cm" svg:x="5.25cm" svg:y="2.75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0.499cm" svg:height="0.999cm" svg:x="7.75cm" svg:y="3.25cm" svg:viewBox="0 0 500 1000" draw:points="0,1000 0,500 500,0 500,500">
          <text:p/>
        </draw:polygon>
        <draw:polygon draw:style-name="gr9" draw:text-style-name="P3" draw:layer="layout" svg:width="0.499cm" svg:height="0.999cm" svg:x="8.25cm" svg:y="2.75cm" svg:viewBox="0 0 500 1000" draw:points="0,1000 0,500 500,0 500,500">
          <text:p/>
        </draw:polygon>
        <draw:polygon draw:style-name="gr9" draw:text-style-name="P3" draw:layer="layout" svg:width="0.499cm" svg:height="0.999cm" svg:x="7.25cm" svg:y="3.25cm" svg:viewBox="0 0 500 1000" draw:points="0,1000 0,500 500,0 500,500">
          <text:p/>
        </draw:polygon>
        <draw:polygon draw:style-name="gr9" draw:text-style-name="P3" draw:layer="layout" svg:width="0.499cm" svg:height="0.999cm" svg:x="7.75cm" svg:y="2.75cm" svg:viewBox="0 0 500 1000" draw:points="0,1000 0,500 500,0 500,500">
          <text:p/>
        </draw:polygon>
        <draw:polygon draw:style-name="gr9" draw:text-style-name="P3" draw:layer="layout" svg:width="0.499cm" svg:height="0.999cm" svg:x="8.25cm" svg:y="2.25cm" svg:viewBox="0 0 500 1000" draw:points="0,1000 0,500 500,0 500,500">
          <text:p/>
        </draw:polygon>
        <draw:polygon draw:style-name="gr9" draw:text-style-name="P3" draw:layer="layout" svg:width="0.499cm" svg:height="0.999cm" svg:x="7.25cm" svg:y="2.75cm" svg:viewBox="0 0 500 1000" draw:points="0,1000 0,500 500,0 500,500">
          <text:p/>
        </draw:polygon>
        <draw:polygon draw:style-name="gr9" draw:text-style-name="P3" draw:layer="layout" svg:width="0.499cm" svg:height="0.999cm" svg:x="7.75cm" svg:y="2.25cm" svg:viewBox="0 0 500 1000" draw:points="0,1000 0,500 500,0 500,500">
          <text:p/>
        </draw:polygon>
        <draw:polygon draw:style-name="gr9" draw:text-style-name="P3" draw:layer="layout" svg:width="0.499cm" svg:height="0.999cm" svg:x="8.25cm" svg:y="1.75cm" svg:viewBox="0 0 500 1000" draw:points="0,1000 0,500 500,0 500,500">
          <text:p/>
        </draw:polygon>
        <draw:polygon draw:style-name="gr9" draw:text-style-name="P3" draw:layer="layout" svg:width="0.499cm" svg:height="0.999cm" svg:x="7.25cm" svg:y="2.25cm" svg:viewBox="0 0 500 1000" draw:points="0,1000 0,500 500,0 500,500">
          <text:p/>
        </draw:polygon>
        <draw:polygon draw:style-name="gr9" draw:text-style-name="P3" draw:layer="layout" svg:width="0.499cm" svg:height="0.999cm" svg:x="7.75cm" svg:y="1.75cm" svg:viewBox="0 0 500 1000" draw:points="0,1000 0,500 500,0 500,500">
          <text:p/>
        </draw:polygon>
        <draw:polygon draw:style-name="gr9" draw:text-style-name="P3" draw:layer="layout" svg:width="0.499cm" svg:height="0.999cm" svg:x="8.25cm" svg:y="1.25cm" svg:viewBox="0 0 500 1000" draw:points="0,1000 0,500 500,0 500,5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4T08:21:03.611381400</meta:creation-date>
    <dc:date>2025-10-04T09:42:02.394468100</dc:date>
    <meta:editing-duration>PT52M44S</meta:editing-duration>
    <meta:editing-cycles>12</meta:editing-cycles>
    <meta:generator>LibreOffice/25.8.1.1$Windows_X86_64 LibreOffice_project/54047653041915e595ad4e45cccea684809c77b5</meta:generator>
    <meta:document-statistic meta:object-count="397"/>
  </office:meta>
</office:document-meta>
</file>